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adornments="Regular" style:font-pitch="fixed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achlieli CLM3" svg:font-family="'Nachlieli CLM'" style:font-adornments="Regular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ing_20_1">
      <style:paragraph-properties fo:line-height="100%"/>
      <style:text-properties style:use-window-font-color="true" loext:opacity="0%" officeooo:rsid="04af6545" officeooo:paragraph-rsid="05adad3d"/>
    </style:style>
    <style:style style:name="P2" style:family="paragraph" style:parent-style-name="Text_20_body">
      <style:paragraph-properties fo:line-height="100%"/>
      <style:text-properties style:use-window-font-color="true" loext:opacity="0%" officeooo:rsid="04af6545" officeooo:paragraph-rsid="04af6545"/>
    </style:style>
    <style:style style:name="P3" style:family="paragraph" style:parent-style-name="Heading_20_2">
      <style:paragraph-properties fo:line-height="100%"/>
      <style:text-properties style:use-window-font-color="true" loext:opacity="0%" style:font-name="David CLM" fo:language="en" fo:country="US" style:text-underline-style="none" fo:font-weight="normal" officeooo:rsid="05f8e71a" officeooo:paragraph-rsid="05ca143c" style:font-weight-asian="normal" style:font-name-complex="David CLM" style:font-weight-complex="normal"/>
    </style:style>
    <style:style style:name="P4" style:family="paragraph" style:parent-style-name="Heading_20_2">
      <style:paragraph-properties fo:line-height="100%"/>
      <style:text-properties style:use-window-font-color="true" loext:opacity="0%" officeooo:paragraph-rsid="05ca143c"/>
    </style:style>
    <style:style style:name="P5" style:family="paragraph" style:parent-style-name="Text_20_body">
      <style:text-properties style:use-window-font-color="true" loext:opacity="0%" officeooo:paragraph-rsid="05ca143c"/>
    </style:style>
    <style:style style:name="P6" style:family="paragraph" style:parent-style-name="Text_20_body">
      <style:text-properties style:use-window-font-color="true" loext:opacity="0%" officeooo:rsid="06491f85" officeooo:paragraph-rsid="05ca143c"/>
    </style:style>
    <style:style style:name="P7" style:family="paragraph" style:parent-style-name="Text_20_body">
      <style:paragraph-properties style:writing-mode="rl-tb"/>
      <style:text-properties style:use-window-font-color="true" loext:opacity="0%" officeooo:paragraph-rsid="05ca143c"/>
    </style:style>
    <style:style style:name="P8" style:family="paragraph" style:parent-style-name="Heading_20_2">
      <style:text-properties style:use-window-font-color="true" loext:opacity="0%" officeooo:paragraph-rsid="05ca143c"/>
    </style:style>
    <style:style style:name="P9" style:family="paragraph" style:parent-style-name="Text_20_body">
      <style:text-properties style:use-window-font-color="true" loext:opacity="0%" officeooo:rsid="0516726b" officeooo:paragraph-rsid="05ca143c"/>
    </style:style>
    <style:style style:name="P10" style:family="paragraph" style:parent-style-name="Text_20_body">
      <style:text-properties style:use-window-font-color="true" loext:opacity="0%" officeooo:rsid="051857fb" officeooo:paragraph-rsid="05ca143c"/>
    </style:style>
    <style:style style:name="P11" style:family="paragraph" style:parent-style-name="Text_20_body">
      <style:paragraph-properties fo:text-align="start" style:justify-single-word="false" style:writing-mode="lr-tb"/>
      <style:text-properties style:use-window-font-color="true" loext:opacity="0%" fo:font-style="italic" officeooo:rsid="051857fb" officeooo:paragraph-rsid="05ca143c" style:font-style-asian="italic" style:font-style-complex="italic"/>
    </style:style>
    <style:style style:name="P12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51fec76" officeooo:paragraph-rsid="05ca143c"/>
    </style:style>
    <style:style style:name="P13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64aa17e" officeooo:paragraph-rsid="05ca143c"/>
    </style:style>
    <style:style style:name="P14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6120dab" officeooo:paragraph-rsid="05ca143c"/>
    </style:style>
    <style:style style:name="P15" style:family="paragraph" style:parent-style-name="Heading_20_2">
      <style:paragraph-properties fo:margin-top="0in" fo:margin-bottom="0.0181in" style:contextual-spacing="false" fo:line-height="100%"/>
      <style:text-properties style:use-window-font-color="true" loext:opacity="0%" style:font-name="David CLM" fo:language="en" fo:country="US" style:text-underline-style="none" fo:font-weight="normal" officeooo:rsid="06007ef7" officeooo:paragraph-rsid="05ca143c" style:font-weight-asian="normal" style:font-name-complex="David CLM" style:font-weight-complex="normal"/>
    </style:style>
    <style:style style:name="P16" style:family="paragraph" style:parent-style-name="Heading_20_2">
      <style:text-properties style:use-window-font-color="true" loext:opacity="0%" officeooo:paragraph-rsid="05c21253"/>
    </style:style>
    <style:style style:name="P17" style:family="paragraph" style:parent-style-name="Text_20_body">
      <style:text-properties officeooo:paragraph-rsid="05c21253"/>
    </style:style>
    <style:style style:name="P18" style:family="paragraph" style:parent-style-name="Text_20_body">
      <style:text-properties style:use-window-font-color="true" loext:opacity="0%" officeooo:rsid="062c4cf1" officeooo:paragraph-rsid="05c21253"/>
    </style:style>
    <style:style style:name="P19" style:family="paragraph" style:parent-style-name="Text_20_body">
      <style:text-properties style:use-window-font-color="true" loext:opacity="0%" officeooo:paragraph-rsid="05c21253"/>
    </style:style>
    <style:style style:name="P20" style:family="paragraph" style:parent-style-name="Text_20_body">
      <style:text-properties style:use-window-font-color="true" loext:opacity="0%" officeooo:rsid="062dc3cb" officeooo:paragraph-rsid="05c21253"/>
    </style:style>
    <style:style style:name="P21" style:family="paragraph" style:parent-style-name="Text_20_body">
      <style:text-properties style:use-window-font-color="true" loext:opacity="0%" style:font-name="David CLM" fo:language="en" fo:country="US" style:text-underline-style="none" fo:font-weight="normal" officeooo:rsid="05f8e71a" officeooo:paragraph-rsid="05c21253" style:font-weight-asian="normal" style:font-name-complex="David CLM" style:font-weight-complex="normal"/>
    </style:style>
    <style:style style:name="P22" style:family="paragraph" style:parent-style-name="Heading_20_2">
      <style:paragraph-properties fo:line-height="100%"/>
      <style:text-properties style:use-window-font-color="true" loext:opacity="0%" officeooo:rsid="04d67b69" officeooo:paragraph-rsid="05bf3bf7"/>
    </style:style>
    <style:style style:name="P23" style:family="paragraph" style:parent-style-name="Text_20_body">
      <style:text-properties style:use-window-font-color="true" loext:opacity="0%" officeooo:paragraph-rsid="04eb2fb1"/>
    </style:style>
    <style:style style:name="P24" style:family="paragraph" style:parent-style-name="Text_20_body">
      <style:text-properties style:use-window-font-color="true" loext:opacity="0%" officeooo:rsid="058d1665" officeooo:paragraph-rsid="05ae46c5"/>
    </style:style>
    <style:style style:name="P25" style:family="paragraph" style:parent-style-name="Text_20_body">
      <style:text-properties style:use-window-font-color="true" loext:opacity="0%" officeooo:paragraph-rsid="05b36329"/>
    </style:style>
    <style:style style:name="P26" style:family="paragraph" style:parent-style-name="Text_20_body">
      <style:text-properties style:use-window-font-color="true" loext:opacity="0%" style:font-name="Monospace" officeooo:rsid="05ef12cf" officeooo:paragraph-rsid="05b36329" style:font-size-asian="10.5pt" style:font-name-complex="David CLM1" style:font-weight-complex="normal"/>
    </style:style>
    <style:style style:name="P27" style:family="paragraph" style:parent-style-name="Heading_20_2">
      <style:paragraph-properties fo:line-height="100%"/>
      <style:text-properties style:use-window-font-color="true" loext:opacity="0%" officeooo:paragraph-rsid="05b91870"/>
    </style:style>
    <style:style style:name="P28" style:family="paragraph" style:parent-style-name="Standard">
      <style:text-properties style:use-window-font-color="true" loext:opacity="0%" fo:language="en" fo:country="US" officeooo:rsid="05e579c1" officeooo:paragraph-rsid="05b91870"/>
    </style:style>
    <style:style style:name="P29" style:family="paragraph" style:parent-style-name="Standard" style:list-style-name="L1">
      <style:text-properties style:use-window-font-color="true" loext:opacity="0%" fo:language="en" fo:country="US" officeooo:rsid="05e579c1" officeooo:paragraph-rsid="05b91870"/>
    </style:style>
    <style:style style:name="P30" style:family="paragraph" style:parent-style-name="Standard" style:list-style-name="L1">
      <style:text-properties style:use-window-font-color="true" loext:opacity="0%" officeooo:paragraph-rsid="05b91870"/>
    </style:style>
    <style:style style:name="P31" style:family="paragraph" style:parent-style-name="Standard">
      <style:text-properties style:use-window-font-color="true" loext:opacity="0%" officeooo:rsid="05e38a4d" officeooo:paragraph-rsid="05b91870"/>
    </style:style>
    <style:style style:name="P32" style:family="paragraph" style:parent-style-name="Heading_20_2">
      <style:text-properties style:use-window-font-color="true" loext:opacity="0%" officeooo:paragraph-rsid="05b91870"/>
    </style:style>
    <style:style style:name="P33" style:family="paragraph" style:parent-style-name="Text_20_body">
      <style:text-properties style:use-window-font-color="true" loext:opacity="0%" officeooo:rsid="059ef6f6" officeooo:paragraph-rsid="05b91870"/>
    </style:style>
    <style:style style:name="P34" style:family="paragraph" style:parent-style-name="Text_20_body" style:list-style-name="L2">
      <style:paragraph-properties fo:margin-top="0in" fo:margin-bottom="0in" style:contextual-spacing="false"/>
      <style:text-properties style:use-window-font-color="true" loext:opacity="0%" officeooo:rsid="059ef6f6" officeooo:paragraph-rsid="05b91870"/>
    </style:style>
    <style:style style:name="P35" style:family="paragraph" style:parent-style-name="Text_20_body">
      <style:text-properties style:use-window-font-color="true" loext:opacity="0%" officeooo:rsid="05af059e" officeooo:paragraph-rsid="05b91870"/>
    </style:style>
    <style:style style:name="P36" style:family="paragraph" style:parent-style-name="Heading_20_2">
      <style:paragraph-properties fo:margin-top="0in" fo:margin-bottom="0.0181in" style:contextual-spacing="false" fo:line-height="100%"/>
      <style:text-properties style:use-window-font-color="true" loext:opacity="0%" style:font-name="Monospace" fo:font-size="12pt" fo:font-style="normal" fo:font-weight="normal" officeooo:rsid="05e25695" officeooo:paragraph-rsid="05b91870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P37" style:family="paragraph" style:parent-style-name="Text_20_body">
      <style:paragraph-properties fo:margin-top="0in" fo:margin-bottom="0.0181in" style:contextual-spacing="false"/>
      <style:text-properties style:use-window-font-color="true" loext:opacity="0%" style:font-name="Monospace" officeooo:rsid="05707a8f" officeooo:paragraph-rsid="05b91870" style:font-size-asian="10.5pt" style:font-name-complex="David CLM1" style:font-weight-complex="normal"/>
    </style:style>
    <style:style style:name="P38" style:family="paragraph" style:parent-style-name="Heading_20_2">
      <style:text-properties style:use-window-font-color="true" loext:opacity="0%" officeooo:paragraph-rsid="0594c1d1"/>
    </style:style>
    <style:style style:name="P39" style:family="paragraph" style:parent-style-name="Text_20_body">
      <style:text-properties style:use-window-font-color="true" loext:opacity="0%" officeooo:rsid="0516726b" officeooo:paragraph-rsid="0594c1d1"/>
    </style:style>
    <style:style style:name="P40" style:family="paragraph" style:parent-style-name="Text_20_body">
      <style:text-properties style:use-window-font-color="true" loext:opacity="0%" officeooo:rsid="051857fb" officeooo:paragraph-rsid="0594c1d1"/>
    </style:style>
    <style:style style:name="P41" style:family="paragraph" style:parent-style-name="Text_20_body">
      <style:paragraph-properties fo:text-align="start" style:justify-single-word="false" style:writing-mode="lr-tb"/>
      <style:text-properties style:use-window-font-color="true" loext:opacity="0%" fo:font-style="italic" officeooo:rsid="051857fb" officeooo:paragraph-rsid="0594c1d1" style:font-style-asian="italic" style:font-style-complex="italic"/>
    </style:style>
    <style:style style:name="P42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officeooo:rsid="051fec76" officeooo:paragraph-rsid="0594c1d1"/>
    </style:style>
    <style:style style:name="P43" style:family="paragraph" style:parent-style-name="Text_20_body">
      <style:paragraph-properties fo:text-align="end" style:justify-single-word="false" style:writing-mode="rl-tb"/>
      <style:text-properties style:use-window-font-color="true" loext:opacity="0%" officeooo:paragraph-rsid="0594c1d1"/>
    </style:style>
    <style:style style:name="P44" style:family="paragraph" style:parent-style-name="Heading_20_2">
      <style:text-properties style:use-window-font-color="true" loext:opacity="0%" officeooo:paragraph-rsid="056043cc"/>
    </style:style>
    <style:style style:name="P45" style:family="paragraph" style:parent-style-name="Text_20_body">
      <style:text-properties style:use-window-font-color="true" loext:opacity="0%" officeooo:rsid="04c11b0a" officeooo:paragraph-rsid="056043cc"/>
    </style:style>
    <style:style style:name="P46" style:family="paragraph" style:parent-style-name="Heading_20_2">
      <style:text-properties style:use-window-font-color="true" loext:opacity="0%" officeooo:rsid="052ad1a0" officeooo:paragraph-rsid="05718872"/>
    </style:style>
    <style:style style:name="P47" style:family="paragraph" style:parent-style-name="Text_20_body">
      <style:text-properties style:use-window-font-color="true" loext:opacity="0%" officeooo:rsid="05718872" officeooo:paragraph-rsid="05718872"/>
    </style:style>
    <style:style style:name="P48" style:family="paragraph" style:parent-style-name="Text_20_body">
      <style:text-properties style:use-window-font-color="true" loext:opacity="0%" officeooo:rsid="05718872" officeooo:paragraph-rsid="05af581f"/>
    </style:style>
    <style:style style:name="P49" style:family="paragraph" style:parent-style-name="Text_20_body">
      <style:text-properties style:use-window-font-color="true" loext:opacity="0%" officeooo:rsid="0575306a" officeooo:paragraph-rsid="0575306a"/>
    </style:style>
    <style:style style:name="P50" style:family="paragraph" style:parent-style-name="Heading_20_3" style:list-style-name="L3">
      <style:paragraph-properties fo:text-align="start" style:justify-single-word="false" style:writing-mode="lr-tb"/>
      <style:text-properties officeooo:paragraph-rsid="0575306a"/>
    </style:style>
    <style:style style:name="P51" style:family="paragraph" style:parent-style-name="Heading_20_2">
      <style:text-properties style:use-window-font-color="true" loext:opacity="0%" style:font-name="David CLM" style:text-underline-style="solid" style:text-underline-type="double" style:text-underline-width="auto" style:text-underline-color="font-color" fo:font-weight="normal" officeooo:rsid="0725b4c7" style:font-weight-asian="normal" style:font-name-complex="David CLM" style:font-weight-complex="normal"/>
    </style:style>
    <style:style style:name="P52" style:family="paragraph" style:parent-style-name="Heading_20_2">
      <style:paragraph-properties fo:text-align="end" style:justify-single-word="false" style:writing-mode="rl-tb"/>
      <style:text-properties style:use-window-font-color="true" loext:opacity="0%" fo:font-weight="normal" officeooo:rsid="052ad1a0" officeooo:paragraph-rsid="05a16e23" style:font-weight-asian="normal" style:font-weight-complex="normal"/>
    </style:style>
    <style:style style:name="P53" style:family="paragraph" style:parent-style-name="Heading_20_2">
      <style:paragraph-properties fo:text-align="end" style:justify-single-word="false" style:writing-mode="rl-tb"/>
      <style:text-properties style:use-window-font-color="true" loext:opacity="0%" officeooo:rsid="052ad1a0" officeooo:paragraph-rsid="05a16e23"/>
    </style:style>
    <style:style style:name="P54" style:family="paragraph" style:parent-style-name="Text_20_body">
      <style:text-properties style:use-window-font-color="true" loext:opacity="0%" officeooo:rsid="060f128b" officeooo:paragraph-rsid="05a16e23"/>
    </style:style>
    <style:style style:name="P55" style:family="paragraph" style:parent-style-name="Text_20_body" style:list-style-name="L4">
      <style:text-properties style:use-window-font-color="true" loext:opacity="0%" officeooo:rsid="060f128b" officeooo:paragraph-rsid="05a16e23"/>
    </style:style>
    <style:style style:name="P56" style:family="paragraph" style:parent-style-name="Text_20_body" style:list-style-name="L4">
      <style:text-properties style:use-window-font-color="true" loext:opacity="0%" fo:font-weight="bold" officeooo:rsid="060f128b" officeooo:paragraph-rsid="05a16e23" style:font-weight-asian="bold" style:font-weight-complex="bold"/>
    </style:style>
    <style:style style:name="P57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57c5569" officeooo:paragraph-rsid="05a16e23"/>
    </style:style>
    <style:style style:name="P58" style:family="paragraph" style:parent-style-name="Text_20_body" style:list-style-name="L5">
      <style:paragraph-properties fo:text-align="end" style:justify-single-word="false" style:writing-mode="rl-tb"/>
      <style:text-properties style:use-window-font-color="true" loext:opacity="0%" officeooo:rsid="057c5569" officeooo:paragraph-rsid="05afd0e1"/>
    </style:style>
    <style:style style:name="P59" style:family="paragraph" style:parent-style-name="Text_20_body" style:list-style-name="L5">
      <style:paragraph-properties fo:text-align="end" style:justify-single-word="false" style:writing-mode="rl-tb"/>
      <style:text-properties style:use-window-font-color="true" loext:opacity="0%" officeooo:rsid="057c5569" officeooo:paragraph-rsid="05a16e23"/>
    </style:style>
    <style:style style:name="P60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style:text-underline-style="none" fo:font-weight="normal" officeooo:rsid="057c5569" officeooo:paragraph-rsid="05a16e23" style:font-weight-asian="normal" style:font-name-complex="David CLM" style:font-weight-complex="normal"/>
    </style:style>
    <style:style style:name="P61" style:family="paragraph" style:parent-style-name="Heading_20_2">
      <style:paragraph-properties fo:text-align="end" style:justify-single-word="false" style:writing-mode="rl-tb"/>
      <style:text-properties style:use-window-font-color="true" loext:opacity="0%" officeooo:rsid="052623dc" officeooo:paragraph-rsid="05a34a3d"/>
    </style:style>
    <style:style style:name="P62" style:family="paragraph" style:parent-style-name="Text_20_body">
      <style:text-properties style:use-window-font-color="true" loext:opacity="0%" officeooo:rsid="054277b2" officeooo:paragraph-rsid="05a34a3d"/>
    </style:style>
    <style:style style:name="P63" style:family="paragraph" style:parent-style-name="Heading_20_2">
      <style:text-properties style:use-window-font-color="true" loext:opacity="0%"/>
    </style:style>
    <style:style style:name="P64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style:text-underline-style="none" fo:font-weight="normal" officeooo:rsid="05a4d815" officeooo:paragraph-rsid="05a4d815" style:font-weight-asian="normal" style:font-name-complex="David CLM" style:font-weight-complex="normal"/>
    </style:style>
    <style:style style:name="P65" style:family="paragraph" style:parent-style-name="Heading_20_2">
      <style:paragraph-properties fo:line-height="100%"/>
      <style:text-properties style:use-window-font-color="true" loext:opacity="0%" officeooo:paragraph-rsid="05ac240f"/>
    </style:style>
    <style:style style:name="P66" style:family="paragraph" style:parent-style-name="Text_20_body">
      <style:text-properties style:use-window-font-color="true" loext:opacity="0%" officeooo:rsid="05b25cfa" officeooo:paragraph-rsid="05ac240f"/>
    </style:style>
    <style:style style:name="P67" style:family="paragraph" style:parent-style-name="Text_20_body">
      <style:paragraph-properties fo:text-align="end" style:justify-single-word="false"/>
      <style:text-properties style:use-window-font-color="true" loext:opacity="0%" officeooo:rsid="05b25cfa" officeooo:paragraph-rsid="05ac240f"/>
    </style:style>
    <style:style style:name="P68" style:family="paragraph" style:parent-style-name="Text_20_body">
      <style:text-properties style:use-window-font-color="true" loext:opacity="0%" officeooo:paragraph-rsid="05ac240f"/>
    </style:style>
    <style:style style:name="P69" style:family="paragraph" style:parent-style-name="Heading_20_2">
      <style:paragraph-properties fo:margin-top="0in" fo:margin-bottom="0.0181in" style:contextual-spacing="false"/>
      <style:text-properties style:use-window-font-color="true" loext:opacity="0%" officeooo:rsid="05707a8f" officeooo:paragraph-rsid="05b4f6f8"/>
    </style:style>
    <style:style style:name="P70" style:family="paragraph" style:parent-style-name="Heading_20_2">
      <style:text-properties style:use-window-font-color="true" loext:opacity="0%" officeooo:paragraph-rsid="05b4f6f8"/>
    </style:style>
    <style:style style:name="P71" style:family="paragraph" style:parent-style-name="Text_20_body">
      <style:paragraph-properties fo:text-align="end" style:justify-single-word="false" style:writing-mode="rl-tb"/>
      <style:text-properties style:use-window-font-color="true" loext:opacity="0%" officeooo:paragraph-rsid="05b4f6f8"/>
    </style:style>
    <style:style style:name="P72" style:family="paragraph" style:parent-style-name="Text_20_body">
      <style:paragraph-properties fo:margin-top="0in" fo:margin-bottom="0.0181in" style:contextual-spacing="false" fo:text-align="start" style:justify-single-word="false" style:writing-mode="lr-tb"/>
      <style:text-properties style:use-window-font-color="true" loext:opacity="0%" style:font-name="Courier New" fo:font-size="10pt" officeooo:paragraph-rsid="05b4f6f8" style:font-size-asian="10pt" style:font-name-complex="Courier New1" style:font-size-complex="10pt"/>
    </style:style>
    <style:style style:name="P73" style:family="paragraph" style:parent-style-name="Text_20_body">
      <style:paragraph-properties fo:margin-top="0in" fo:margin-bottom="0.0181in" style:contextual-spacing="false" fo:text-align="end" style:justify-single-word="false" style:writing-mode="rl-tb"/>
      <style:text-properties style:use-window-font-color="true" loext:opacity="0%" officeooo:paragraph-rsid="05b4f6f8"/>
    </style:style>
    <style:style style:name="P74" style:family="paragraph" style:parent-style-name="Text_20_body" style:list-style-name="WWNum2">
      <style:paragraph-properties fo:margin-top="0in" fo:margin-bottom="0.0181in" style:contextual-spacing="false" fo:text-align="end" style:justify-single-word="false" style:writing-mode="rl-tb"/>
      <style:text-properties style:use-window-font-color="true" loext:opacity="0%" fo:font-weight="normal" officeooo:paragraph-rsid="05b4f6f8" style:font-weight-asian="normal" style:font-weight-complex="normal"/>
    </style:style>
    <style:style style:name="P75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Courier New" fo:font-size="10pt" officeooo:paragraph-rsid="05b4f6f8" style:font-size-asian="10pt" style:font-size-complex="10pt"/>
    </style:style>
    <style:style style:name="P76" style:family="paragraph" style:parent-style-name="Heading_20_2">
      <style:text-properties style:use-window-font-color="true" loext:opacity="0%" officeooo:paragraph-rsid="05b68b9e"/>
    </style:style>
    <style:style style:name="P77" style:family="paragraph" style:parent-style-name="Heading_20_2">
      <style:text-properties style:use-window-font-color="true" loext:opacity="0%" officeooo:paragraph-rsid="05bacc33"/>
    </style:style>
    <style:style style:name="P78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style:use-window-font-color="true" loext:opacity="0%" officeooo:paragraph-rsid="05bacc33"/>
    </style:style>
    <style:style style:name="P79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style:use-window-font-color="true" loext:opacity="0%" officeooo:paragraph-rsid="05bacc33"/>
    </style:style>
    <style:style style:name="P80" style:family="paragraph" style:parent-style-name="Heading_20_2">
      <style:text-properties style:use-window-font-color="true" loext:opacity="0%" officeooo:paragraph-rsid="05bcbbd0"/>
    </style:style>
    <style:style style:name="P81" style:family="paragraph" style:parent-style-name="Text_20_body">
      <style:text-properties style:use-window-font-color="true" loext:opacity="0%" officeooo:paragraph-rsid="05bcbbd0"/>
    </style:style>
    <style:style style:name="P82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Monospace" fo:language="en" fo:country="US" officeooo:rsid="05fab760" officeooo:paragraph-rsid="05bcbbd0" style:font-size-asian="10.5pt" style:font-name-complex="David CLM1" style:font-weight-complex="normal"/>
    </style:style>
    <style:style style:name="P83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Monospace" fo:language="en" fo:country="US" officeooo:rsid="05fc9835" officeooo:paragraph-rsid="05bcbbd0" style:font-size-asian="10.5pt" style:font-name-complex="David CLM1" style:font-weight-complex="normal"/>
    </style:style>
    <style:style style:name="P84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Monospace" fo:language="en" fo:country="US" officeooo:rsid="05fc9835" officeooo:paragraph-rsid="05bcbbd0" style:font-size-asian="10.5pt" style:font-name-complex="David CLM1" style:font-weight-complex="normal"/>
    </style:style>
    <style:style style:name="P85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David CLM" style:text-underline-style="none" fo:font-weight="normal" officeooo:rsid="06007ef7" officeooo:paragraph-rsid="05bcbbd0" style:font-weight-asian="normal" style:font-name-complex="David CLM" style:font-weight-complex="normal"/>
    </style:style>
    <style:style style:name="P86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David CLM" fo:language="en" fo:country="US" style:text-underline-style="none" fo:font-weight="normal" officeooo:rsid="06007ef7" officeooo:paragraph-rsid="05bcbbd0" style:font-weight-asian="normal" style:font-name-complex="David CLM" style:font-weight-complex="normal"/>
    </style:style>
    <style:style style:name="P87" style:family="paragraph" style:parent-style-name="Heading_20_2">
      <style:text-properties style:use-window-font-color="true" loext:opacity="0%" officeooo:paragraph-rsid="05c821c1"/>
    </style:style>
    <style:style style:name="P88" style:family="paragraph" style:parent-style-name="Text_20_body">
      <style:text-properties style:use-window-font-color="true" loext:opacity="0%" officeooo:rsid="062fc1c9" officeooo:paragraph-rsid="05c821c1"/>
    </style:style>
    <style:style style:name="P89" style:family="paragraph" style:parent-style-name="Text_20_body">
      <style:text-properties style:use-window-font-color="true" loext:opacity="0%" officeooo:paragraph-rsid="05c821c1"/>
    </style:style>
    <style:style style:name="P90" style:family="paragraph" style:parent-style-name="Text_20_body">
      <style:text-properties style:use-window-font-color="true" loext:opacity="0%" officeooo:rsid="05c4dfb6" officeooo:paragraph-rsid="05c821c1"/>
    </style:style>
    <style:style style:name="P91" style:family="paragraph" style:parent-style-name="Heading_20_2">
      <style:paragraph-properties fo:line-height="100%"/>
      <style:text-properties style:use-window-font-color="true" loext:opacity="0%" officeooo:paragraph-rsid="05c57db0"/>
    </style:style>
    <style:style style:name="P92" style:family="paragraph" style:parent-style-name="Text_20_body">
      <style:text-properties style:use-window-font-color="true" loext:opacity="0%" officeooo:paragraph-rsid="05c57db0"/>
    </style:style>
    <style:style style:name="P93" style:family="paragraph" style:parent-style-name="Heading_20_2">
      <style:text-properties style:use-window-font-color="true" loext:opacity="0%" officeooo:paragraph-rsid="05b8fb7a"/>
    </style:style>
    <style:style style:name="P94" style:family="paragraph" style:parent-style-name="Text_20_body">
      <style:text-properties style:use-window-font-color="true" loext:opacity="0%" officeooo:paragraph-rsid="05b8fb7a"/>
    </style:style>
    <style:style style:name="P95" style:family="paragraph" style:parent-style-name="Heading_20_2">
      <style:text-properties style:use-window-font-color="true" loext:opacity="0%" officeooo:paragraph-rsid="05c55052"/>
    </style:style>
    <style:style style:name="P96" style:family="paragraph" style:parent-style-name="Text_20_body">
      <style:paragraph-properties fo:margin-top="0in" fo:margin-bottom="0.0181in" style:contextual-spacing="false"/>
      <style:text-properties style:use-window-font-color="true" loext:opacity="0%" officeooo:rsid="05707a8f" officeooo:paragraph-rsid="05c55052"/>
    </style:style>
    <style:style style:name="P97" style:family="paragraph" style:parent-style-name="Text_20_body" style:list-style-name="L6">
      <style:paragraph-properties fo:margin-top="0in" fo:margin-bottom="0in" style:contextual-spacing="false"/>
      <style:text-properties style:use-window-font-color="true" loext:opacity="0%" officeooo:rsid="05707a8f" officeooo:paragraph-rsid="05c55052"/>
    </style:style>
    <style:style style:name="P98" style:family="paragraph" style:parent-style-name="Text_20_body" style:list-style-name="L6">
      <style:paragraph-properties fo:margin-top="0in" fo:margin-bottom="0.0181in" style:contextual-spacing="false"/>
      <style:text-properties style:use-window-font-color="true" loext:opacity="0%" officeooo:rsid="05707a8f" officeooo:paragraph-rsid="05c55052"/>
    </style:style>
    <style:style style:name="P99" style:family="paragraph" style:parent-style-name="Text_20_body">
      <style:paragraph-properties fo:margin-top="0in" fo:margin-bottom="0.0181in" style:contextual-spacing="false"/>
      <style:text-properties style:use-window-font-color="true" loext:opacity="0%" officeooo:paragraph-rsid="05c55052"/>
    </style:style>
    <style:style style:name="P100" style:family="paragraph" style:parent-style-name="Heading_20_2">
      <style:paragraph-properties fo:margin-left="0in" fo:margin-right="0in" fo:text-align="start" style:justify-single-word="false" fo:text-indent="0in" style:auto-text-indent="false" fo:break-before="page" style:writing-mode="rl-tb"/>
      <style:text-properties style:use-window-font-color="true" loext:opacity="0%" style:font-name="Liberation Sans2" fo:font-size="14pt" fo:language="en" fo:country="US" style:font-name-asian="Noto Sans CJK SC Regular" style:font-size-asian="14pt" style:language-asian="en" style:country-asian="US" style:font-name-complex="Nachlieli CLM3" style:font-size-complex="14pt" style:language-complex="he" style:country-complex="IL"/>
    </style:style>
    <style:style style:name="P101" style:family="paragraph" style:parent-style-name="Heading_20_2">
      <style:paragraph-properties fo:line-height="100%"/>
      <style:text-properties style:use-window-font-color="true" loext:opacity="0%" style:font-name="Monospace" fo:font-size="12pt" fo:font-style="normal" fo:font-weight="normal" officeooo:rsid="05d7de44" officeooo:paragraph-rsid="05b2dda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P102" style:family="paragraph" style:parent-style-name="Heading_20_2">
      <style:text-properties style:use-window-font-color="true" loext:opacity="0%" style:font-name="Monospace" fo:font-size="12pt" fo:font-style="normal" fo:font-weight="normal" officeooo:rsid="05e25695" officeooo:paragraph-rsid="05b2dda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P103" style:family="paragraph" style:parent-style-name="Heading_20_2">
      <style:text-properties style:use-window-font-color="true" loext:opacity="0%" style:font-name="David CLM" style:text-underline-style="none" fo:font-weight="normal" officeooo:rsid="05bea3e8" officeooo:paragraph-rsid="05b4e797" style:font-weight-asian="normal" style:font-name-complex="David CLM" style:font-weight-complex="normal"/>
    </style:style>
    <style:style style:name="T1" style:family="text">
      <style:text-properties officeooo:rsid="05226f8d"/>
    </style:style>
    <style:style style:name="T2" style:family="text">
      <style:text-properties officeooo:rsid="056dcf64"/>
    </style:style>
    <style:style style:name="T3" style:family="text">
      <style:text-properties style:font-name="Liberation Sans" fo:font-size="21pt" fo:font-weight="bold" officeooo:rsid="05d7bc38" style:font-name-asian="Noto Sans CJK SC Regular" style:font-size-asian="18.2000007629395pt" style:font-weight-asian="bold" style:font-name-complex="Nachlieli CLM2" style:font-size-complex="21pt" style:font-weight-complex="bold"/>
    </style:style>
    <style:style style:name="T4" style:family="text">
      <style:text-properties officeooo:rsid="05a8e7b6"/>
    </style:style>
    <style:style style:name="T5" style:family="text">
      <style:text-properties officeooo:rsid="059ef6f6"/>
    </style:style>
    <style:style style:name="T6" style:family="text">
      <style:text-properties officeooo:rsid="06546973"/>
    </style:style>
    <style:style style:name="T7" style:family="text">
      <style:text-properties officeooo:rsid="05bbc548"/>
    </style:style>
    <style:style style:name="T8" style:family="text">
      <style:text-properties style:font-name="Monospace" fo:font-weight="bold" officeooo:rsid="06385f6c" style:font-size-asian="10.5pt" style:font-weight-asian="bold" style:font-name-complex="David CLM1" style:font-weight-complex="bold"/>
    </style:style>
    <style:style style:name="T9" style:family="text">
      <style:text-properties officeooo:rsid="05b6d1f3"/>
    </style:style>
    <style:style style:name="T10" style:family="text">
      <style:text-properties fo:font-style="italic" officeooo:rsid="05a1cfed" style:font-style-asian="italic" style:font-style-complex="italic"/>
    </style:style>
    <style:style style:name="T11" style:family="text">
      <style:text-properties officeooo:rsid="05a1cfed"/>
    </style:style>
    <style:style style:name="T12" style:family="text">
      <style:text-properties style:font-name="Monospace" officeooo:rsid="0639a514" style:font-size-asian="10.5pt" style:font-name-complex="David CLM1" style:font-weight-complex="normal"/>
    </style:style>
    <style:style style:name="T13" style:family="text">
      <style:text-properties officeooo:rsid="05b94141"/>
    </style:style>
    <style:style style:name="T14" style:family="text">
      <style:text-properties officeooo:rsid="05bea3e8"/>
    </style:style>
    <style:style style:name="T15" style:family="text">
      <style:text-properties officeooo:rsid="06491f85"/>
    </style:style>
    <style:style style:name="T16" style:family="text">
      <style:text-properties style:font-name="Monospace" officeooo:rsid="06491f85" style:font-size-asian="10.5pt" style:font-name-complex="David CLM1" style:font-weight-complex="normal"/>
    </style:style>
    <style:style style:name="T17" style:family="text">
      <style:text-properties style:font-name="Monospace" fo:language="en" fo:country="US" officeooo:rsid="06491f85" style:font-size-asian="10.5pt" style:font-name-complex="David CLM1" style:font-weight-complex="normal"/>
    </style:style>
    <style:style style:name="T18" style:family="text">
      <style:text-properties style:font-name="Monospace" fo:language="en" fo:country="US" officeooo:rsid="065560e3" style:font-size-asian="10.5pt" style:font-name-complex="David CLM1" style:font-weight-complex="normal"/>
    </style:style>
    <style:style style:name="T19" style:family="text">
      <style:text-properties fo:language="en" fo:country="US" officeooo:rsid="06467d92"/>
    </style:style>
    <style:style style:name="T20" style:family="text">
      <style:text-properties fo:language="en" fo:country="US" officeooo:rsid="064235cb"/>
    </style:style>
    <style:style style:name="T21" style:family="text">
      <style:text-properties fo:language="en" fo:country="US" officeooo:rsid="06438043"/>
    </style:style>
    <style:style style:name="T22" style:family="text">
      <style:text-properties style:font-name="Monospace" fo:language="en" fo:country="US" officeooo:rsid="064773e3" style:font-size-asian="10.5pt" style:font-name-complex="David CLM1" style:font-weight-complex="normal"/>
    </style:style>
    <style:style style:name="T23" style:family="text">
      <style:text-properties fo:language="en" fo:country="US" officeooo:rsid="06491f85"/>
    </style:style>
    <style:style style:name="T24" style:family="text">
      <style:text-properties style:font-name="Monospace" officeooo:rsid="063f3985" style:font-size-asian="10.5pt" style:font-name-complex="David CLM1" style:font-weight-complex="normal"/>
    </style:style>
    <style:style style:name="T25" style:family="text">
      <style:text-properties style:font-name="Monospace" officeooo:rsid="064235cb" style:font-size-asian="10.5pt" style:font-name-complex="David CLM1" style:font-weight-complex="normal"/>
    </style:style>
    <style:style style:name="T26" style:family="text">
      <style:text-properties officeooo:rsid="064235cb"/>
    </style:style>
    <style:style style:name="T27" style:family="text">
      <style:text-properties style:font-name="Monospace" officeooo:rsid="064943bd" style:font-size-asian="10.5pt" style:font-name-complex="David CLM1" style:font-weight-complex="normal"/>
    </style:style>
    <style:style style:name="T28" style:family="text">
      <style:text-properties style:font-name="Monospace" fo:font-size="12pt" fo:language="en" fo:country="US" fo:font-style="normal" fo:font-weight="normal" officeooo:rsid="062fc1c9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9" style:family="text">
      <style:text-properties officeooo:rsid="06064660"/>
    </style:style>
    <style:style style:name="T30" style:family="text">
      <style:text-properties officeooo:rsid="05139ee2"/>
    </style:style>
    <style:style style:name="T31" style:family="text">
      <style:text-properties fo:font-size="8pt" officeooo:rsid="05139ee2" style:font-size-asian="8pt" style:font-size-complex="8pt"/>
    </style:style>
    <style:style style:name="T32" style:family="text">
      <style:text-properties officeooo:rsid="05180aee"/>
    </style:style>
    <style:style style:name="T33" style:family="text">
      <style:text-properties officeooo:rsid="051fec76"/>
    </style:style>
    <style:style style:name="T34" style:family="text">
      <style:text-properties officeooo:rsid="0518a5f0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style:text-position="sub 58%" fo:font-style="italic" style:font-style-asian="italic" style:font-style-complex="italic"/>
    </style:style>
    <style:style style:name="T37" style:family="text">
      <style:text-properties style:text-position="sub 58%"/>
    </style:style>
    <style:style style:name="T38" style:family="text">
      <style:text-properties style:text-position="0% 100%"/>
    </style:style>
    <style:style style:name="T39" style:family="text">
      <style:text-properties style:text-position="0% 100%" officeooo:rsid="0518a5f0"/>
    </style:style>
    <style:style style:name="T40" style:family="text">
      <style:text-properties style:text-position="0% 100%" fo:font-style="italic" style:font-style-asian="italic" style:font-style-complex="italic"/>
    </style:style>
    <style:style style:name="T41" style:family="text">
      <style:text-properties style:text-position="sub 58%" officeooo:rsid="051fec76"/>
    </style:style>
    <style:style style:name="T42" style:family="text">
      <style:text-properties style:text-position="sub 58%" officeooo:rsid="052623dc"/>
    </style:style>
    <style:style style:name="T43" style:family="text">
      <style:text-properties style:text-position="0% 100%" officeooo:rsid="052623dc"/>
    </style:style>
    <style:style style:name="T44" style:family="text">
      <style:text-properties style:text-position="0% 100%" officeooo:rsid="0595a984"/>
    </style:style>
    <style:style style:name="T45" style:family="text">
      <style:text-properties style:text-position="0% 100%" fo:language="en" fo:country="US"/>
    </style:style>
    <style:style style:name="T46" style:family="text">
      <style:text-properties style:text-position="sub 58%" fo:language="en" fo:country="US"/>
    </style:style>
    <style:style style:name="T47" style:family="text">
      <style:text-properties style:text-position="0% 100%" officeooo:rsid="0526c858"/>
    </style:style>
    <style:style style:name="T48" style:family="text">
      <style:text-properties style:text-position="0% 100%" fo:language="en" fo:country="US" officeooo:rsid="06120dab"/>
    </style:style>
    <style:style style:name="T49" style:family="text">
      <style:text-properties style:text-position="0% 100%" officeooo:rsid="051fec76"/>
    </style:style>
    <style:style style:name="T50" style:family="text">
      <style:text-properties style:text-position="0% 100%" officeooo:rsid="05961008"/>
    </style:style>
    <style:style style:name="T51" style:family="text">
      <style:text-properties fo:language="en" fo:country="US" officeooo:rsid="060e01c3"/>
    </style:style>
    <style:style style:name="T52" style:family="text">
      <style:text-properties officeooo:rsid="05c725fd"/>
    </style:style>
    <style:style style:name="T53" style:family="text">
      <style:text-properties officeooo:rsid="05a5313d"/>
    </style:style>
    <style:style style:name="T54" style:family="text">
      <style:text-properties style:font-name="Monospace" fo:font-size="12pt" fo:font-style="normal" fo:font-weight="normal" officeooo:rsid="05dfebc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55" style:family="text">
      <style:text-properties style:font-name="Monospace" fo:font-size="12pt" fo:font-style="normal" fo:font-weight="normal" officeooo:rsid="062aaa34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56" style:family="text">
      <style:text-properties style:use-window-font-color="true" loext:opacity="0%" fo:font-family="David" style:font-family-generic="roman" style:font-pitch="variable" officeooo:rsid="062c4cf1"/>
    </style:style>
    <style:style style:name="T57" style:family="text">
      <style:text-properties style:use-window-font-color="true" loext:opacity="0%" fo:font-family="David" style:font-family-generic="roman" style:font-pitch="variable" officeooo:rsid="06407c16"/>
    </style:style>
    <style:style style:name="T58" style:family="text">
      <style:text-properties style:use-window-font-color="true" loext:opacity="0%" officeooo:rsid="062c4cf1"/>
    </style:style>
    <style:style style:name="T59" style:family="text">
      <style:text-properties style:use-window-font-color="true" loext:opacity="0%" fo:font-family="David" style:font-family-generic="roman" style:font-pitch="variable" officeooo:rsid="062c4cf1" style:font-size-asian="10.5pt" style:font-name-complex="David CLM1" style:font-weight-complex="normal"/>
    </style:style>
    <style:style style:name="T60" style:family="text">
      <style:text-properties style:use-window-font-color="true" loext:opacity="0%" fo:font-family="David" style:font-family-generic="roman" style:font-pitch="variable" fo:font-weight="bold" officeooo:rsid="062c4cf1" style:font-weight-asian="bold" style:font-weight-complex="bold"/>
    </style:style>
    <style:style style:name="T61" style:family="text">
      <style:text-properties fo:font-family="David" style:font-family-generic="roman" style:font-pitch="variable"/>
    </style:style>
    <style:style style:name="T62" style:family="text">
      <style:text-properties fo:font-family="David" style:font-family-generic="roman" style:font-pitch="variable" officeooo:rsid="062d5bba"/>
    </style:style>
    <style:style style:name="T63" style:family="text">
      <style:text-properties fo:font-family="David" style:font-family-generic="roman" style:font-pitch="variable" fo:language="en" fo:country="US" officeooo:rsid="062d5bba"/>
    </style:style>
    <style:style style:name="T64" style:family="text">
      <style:text-properties fo:font-family="David" style:font-family-generic="roman" style:font-pitch="variable" officeooo:rsid="062d5bba" style:font-size-asian="10.5pt" style:font-name-complex="David CLM1" style:font-weight-complex="normal"/>
    </style:style>
    <style:style style:name="T65" style:family="text">
      <style:text-properties fo:font-family="David" style:font-family-generic="roman" style:font-pitch="variable" officeooo:rsid="062c4cf1"/>
    </style:style>
    <style:style style:name="T66" style:family="text">
      <style:text-properties fo:font-family="David" style:font-family-generic="roman" style:font-pitch="variable" fo:language="en" fo:country="US" officeooo:rsid="062d5bba" style:font-size-asian="10.5pt" style:font-name-complex="David CLM1" style:font-weight-complex="normal"/>
    </style:style>
    <style:style style:name="T67" style:family="text">
      <style:text-properties fo:font-family="David" style:font-family-generic="roman" style:font-pitch="variable" fo:language="en" fo:country="US"/>
    </style:style>
    <style:style style:name="T68" style:family="text">
      <style:text-properties officeooo:rsid="050ce1d0"/>
    </style:style>
    <style:style style:name="T69" style:family="text">
      <style:text-properties fo:font-size="8pt" officeooo:rsid="04e7f806" style:font-size-asian="8pt" style:font-size-complex="8pt"/>
    </style:style>
    <style:style style:name="T70" style:family="text">
      <style:text-properties fo:font-size="8pt" officeooo:rsid="058d1665" style:font-size-asian="8pt" style:font-size-complex="8pt"/>
    </style:style>
    <style:style style:name="T71" style:family="text">
      <style:text-properties officeooo:rsid="058d1665"/>
    </style:style>
    <style:style style:name="T72" style:family="text">
      <style:text-properties officeooo:rsid="04eb2fb1"/>
    </style:style>
    <style:style style:name="T73" style:family="text">
      <style:text-properties officeooo:rsid="04ecb878"/>
    </style:style>
    <style:style style:name="T74" style:family="text">
      <style:text-properties fo:font-weight="bold" officeooo:rsid="04eb2fb1" style:font-weight-asian="bold" style:font-weight-complex="bold"/>
    </style:style>
    <style:style style:name="T75" style:family="text">
      <style:text-properties fo:font-weight="normal" officeooo:rsid="04f30b09" style:font-weight-asian="normal" style:font-weight-complex="normal"/>
    </style:style>
    <style:style style:name="T76" style:family="text">
      <style:text-properties style:font-name="Monospace" officeooo:rsid="05adad3d" style:font-size-asian="10.5pt" style:font-name-complex="David CLM1" style:font-weight-complex="normal"/>
    </style:style>
    <style:style style:name="T77" style:family="text">
      <style:text-properties officeooo:rsid="057f17d3"/>
    </style:style>
    <style:style style:name="T78" style:family="text">
      <style:text-properties officeooo:rsid="04ed7cbc"/>
    </style:style>
    <style:style style:name="T79" style:family="text">
      <style:text-properties style:font-name="Monospace" fo:language="en" fo:country="US" officeooo:rsid="05b404a0" style:font-size-asian="10.5pt" style:font-name-complex="David CLM1" style:font-weight-complex="normal"/>
    </style:style>
    <style:style style:name="T80" style:family="text">
      <style:text-properties officeooo:rsid="05bfa8bb"/>
    </style:style>
    <style:style style:name="T81" style:family="text">
      <style:text-properties officeooo:rsid="05c8440b"/>
    </style:style>
    <style:style style:name="T82" style:family="text">
      <style:text-properties style:font-name="Monospace" officeooo:rsid="05d848fb" style:font-size-asian="10.5pt" style:font-name-complex="David CLM1" style:font-weight-complex="normal"/>
    </style:style>
    <style:style style:name="T83" style:family="text">
      <style:text-properties officeooo:rsid="05e056ab"/>
    </style:style>
    <style:style style:name="T84" style:family="text">
      <style:text-properties officeooo:rsid="04e7f806"/>
    </style:style>
    <style:style style:name="T85" style:family="text">
      <style:text-properties style:font-name="Monospace" fo:font-size="12pt" fo:font-style="normal" fo:font-weight="normal" officeooo:rsid="05e579c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6" style:family="text">
      <style:text-properties fo:language="en" fo:country="US" officeooo:rsid="05e579c1"/>
    </style:style>
    <style:style style:name="T87" style:family="text">
      <style:text-properties style:font-name="Monospace" fo:language="en" fo:country="US" officeooo:rsid="05e579c1" style:font-size-asian="10.5pt" style:font-name-complex="David CLM1" style:font-weight-complex="normal"/>
    </style:style>
    <style:style style:name="T88" style:family="text">
      <style:text-properties officeooo:rsid="05e68418"/>
    </style:style>
    <style:style style:name="T89" style:family="text">
      <style:text-properties officeooo:rsid="05b38eae"/>
    </style:style>
    <style:style style:name="T90" style:family="text">
      <style:text-properties officeooo:rsid="05b017b2"/>
    </style:style>
    <style:style style:name="T91" style:family="text">
      <style:text-properties officeooo:rsid="0595a984"/>
    </style:style>
    <style:style style:name="T92" style:family="text">
      <style:text-properties fo:font-style="italic" officeooo:rsid="051fec76" style:font-style-asian="italic" style:font-style-complex="italic"/>
    </style:style>
    <style:style style:name="T93" style:family="text">
      <style:text-properties style:text-position="sub 58%" fo:font-style="italic" officeooo:rsid="051fec76" style:font-style-asian="italic" style:font-style-complex="italic"/>
    </style:style>
    <style:style style:name="T94" style:family="text">
      <style:text-properties officeooo:rsid="0505c38a"/>
    </style:style>
    <style:style style:name="T95" style:family="text">
      <style:text-properties officeooo:rsid="0504e67b"/>
    </style:style>
    <style:style style:name="T96" style:family="text">
      <style:text-properties officeooo:rsid="04c9dbac"/>
    </style:style>
    <style:style style:name="T97" style:family="text">
      <style:text-properties officeooo:rsid="04c14fe6"/>
    </style:style>
    <style:style style:name="T98" style:family="text">
      <style:text-properties officeooo:rsid="04d75d17"/>
    </style:style>
    <style:style style:name="T99" style:family="text">
      <style:text-properties fo:font-style="italic" officeooo:rsid="04d75d17" style:font-style-asian="italic" style:font-style-complex="italic"/>
    </style:style>
    <style:style style:name="T100" style:family="text">
      <style:text-properties officeooo:rsid="05ae46c5"/>
    </style:style>
    <style:style style:name="T101" style:family="text">
      <style:text-properties officeooo:rsid="05707a8f"/>
    </style:style>
    <style:style style:name="T102" style:family="text">
      <style:text-properties officeooo:rsid="0571c66a"/>
    </style:style>
    <style:style style:name="T103" style:family="text">
      <style:text-properties officeooo:rsid="0572908e"/>
    </style:style>
    <style:style style:name="T104" style:family="text">
      <style:text-properties officeooo:rsid="0572f345"/>
    </style:style>
    <style:style style:name="T105" style:family="text">
      <style:text-properties officeooo:rsid="05747c27"/>
    </style:style>
    <style:style style:name="T106" style:family="text">
      <style:text-properties style:font-name="Monospace" fo:font-weight="bold" officeooo:rsid="05adad3d" style:font-size-asian="10.5pt" style:font-weight-asian="bold" style:font-name-complex="David CLM1" style:font-weight-complex="normal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style:use-window-font-color="true" loext:opacity="0%" fo:font-size="12pt" officeooo:rsid="0575306a" style:font-size-asian="12pt" style:font-size-complex="12pt"/>
    </style:style>
    <style:style style:name="T109" style:family="text">
      <style:text-properties fo:color="#000080" loext:opacity="100%" fo:font-size="12pt" officeooo:rsid="0575306a" style:font-size-asian="12pt" style:font-size-complex="12pt"/>
    </style:style>
    <style:style style:name="T110" style:family="text">
      <style:text-properties officeooo:rsid="057c39d8"/>
    </style:style>
    <style:style style:name="T111" style:family="text">
      <style:text-properties fo:font-weight="normal" officeooo:rsid="057c39d8" style:font-weight-asian="normal" style:font-weight-complex="normal"/>
    </style:style>
    <style:style style:name="T112" style:family="text">
      <style:text-properties officeooo:rsid="05a7cad0"/>
    </style:style>
    <style:style style:name="T113" style:family="text">
      <style:text-properties officeooo:rsid="05a7cd38"/>
    </style:style>
    <style:style style:name="T114" style:family="text">
      <style:text-properties style:font-name="David CLM" style:text-underline-style="none" fo:font-weight="normal" officeooo:rsid="05a7cad0" style:font-weight-asian="normal" style:font-name-complex="David CLM" style:font-weight-complex="normal"/>
    </style:style>
    <style:style style:name="T115" style:family="text">
      <style:text-properties style:font-name="David CLM" style:text-underline-style="none" fo:font-weight="normal" style:font-weight-asian="normal" style:font-name-complex="David CLM" style:font-weight-complex="normal"/>
    </style:style>
    <style:style style:name="T116" style:family="text">
      <style:text-properties style:font-name="David CLM" style:text-underline-style="none" fo:font-weight="normal" officeooo:rsid="05a939f7" style:font-weight-asian="normal" style:font-name-complex="David CLM" style:font-weight-complex="normal"/>
    </style:style>
    <style:style style:name="T117" style:family="text">
      <style:text-properties officeooo:rsid="054277b2"/>
    </style:style>
    <style:style style:name="T118" style:family="text">
      <style:text-properties officeooo:rsid="056e2f5e"/>
    </style:style>
    <style:style style:name="T119" style:family="text">
      <style:text-properties officeooo:rsid="059a6ff2"/>
    </style:style>
    <style:style style:name="T120" style:family="text">
      <style:text-properties officeooo:rsid="056c292d"/>
    </style:style>
    <style:style style:name="T121" style:family="text">
      <style:text-properties officeooo:rsid="059b9eec"/>
    </style:style>
    <style:style style:name="T122" style:family="text">
      <style:text-properties officeooo:rsid="04d67b69"/>
    </style:style>
    <style:style style:name="T123" style:family="text">
      <style:text-properties style:font-name="Monospace" fo:font-size="12pt" fo:font-style="normal" fo:font-weight="normal" officeooo:rsid="05d7de44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24" style:family="text">
      <style:text-properties officeooo:rsid="05c42df8"/>
    </style:style>
    <style:style style:name="T125" style:family="text">
      <style:text-properties officeooo:rsid="05b25cfa"/>
    </style:style>
    <style:style style:name="T126" style:family="text">
      <style:text-properties style:font-name="Monospace" officeooo:rsid="05d4e983" style:font-size-asian="10.5pt" style:font-name-complex="David CLM1" style:font-weight-complex="normal"/>
    </style:style>
    <style:style style:name="T127" style:family="text">
      <style:text-properties officeooo:rsid="058bcf38"/>
    </style:style>
    <style:style style:name="T128" style:family="text">
      <style:text-properties fo:font-weight="bold" officeooo:rsid="058bcf38" style:font-weight-asian="bold" style:font-weight-complex="bold"/>
    </style:style>
    <style:style style:name="T129" style:family="text">
      <style:text-properties officeooo:rsid="05ac26cf"/>
    </style:style>
    <style:style style:name="T130" style:family="text">
      <style:text-properties officeooo:rsid="05d01ae0"/>
    </style:style>
    <style:style style:name="T131" style:family="text">
      <style:text-properties officeooo:rsid="058423e5"/>
    </style:style>
    <style:style style:name="T132" style:family="text">
      <style:text-properties fo:font-weight="normal" officeooo:rsid="0584e540" style:font-weight-asian="normal" style:font-weight-complex="normal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5" style:family="text">
      <style:text-properties officeooo:rsid="058a20eb"/>
    </style:style>
    <style:style style:name="T136" style:family="text">
      <style:text-properties fo:font-family="'Times New Roman (Hebrew)'" style:font-style-name="Regular" style:font-pitch="fixed" fo:font-size="12pt" fo:language="en" fo:country="US" style:font-size-asian="12pt" style:language-asian="en" style:country-asian="US" style:font-family-complex="'Times New Roman (Hebrew)'" style:font-style-name-complex="Regular" style:font-pitch-complex="variable" style:font-size-complex="12pt" style:language-complex="he" style:country-complex="IL"/>
    </style:style>
    <style:style style:name="T137" style:family="text">
      <style:text-properties fo:font-family="'Times New Roman'" style:font-style-name="Regular" style:font-pitch="fixed" fo:font-size="12pt" fo:language="en" fo:country="US" fo:font-style="italic" style:font-size-asian="12pt" style:language-asian="en" style:country-asian="US" style:font-style-asian="italic" style:font-family-complex="'Times New Roman'" style:font-style-name-complex="Regular" style:font-pitch-complex="variable" style:font-size-complex="12pt" style:language-complex="he" style:country-complex="IL" style:font-style-complex="italic"/>
    </style:style>
    <style:style style:name="T138" style:family="text">
      <style:text-properties fo:font-family="'Times New Roman'" style:font-style-name="Regular" style:font-pitch="fixed" fo:font-size="12pt" fo:language="en" fo:country="US" style:font-size-asian="12pt" style:language-asian="en" style:country-asian="US" style:font-family-complex="'Times New Roman'" style:font-style-name-complex="Regular" style:font-pitch-complex="variable" style:font-size-complex="12pt" style:language-complex="he" style:country-complex="IL"/>
    </style:style>
    <style:style style:name="T139" style:family="text">
      <style:text-properties fo:font-family="'Times New Roman (Hebrew)'" style:font-style-name="Regular" style:font-pitch="fixed" fo:font-size="12pt" fo:language="en" fo:country="US" officeooo:rsid="05a67f8b" style:font-size-asian="12pt" style:language-asian="en" style:country-asian="US" style:font-family-complex="'Times New Roman (Hebrew)'" style:font-style-name-complex="Regular" style:font-pitch-complex="variable" style:font-size-complex="12pt" style:language-complex="he" style:country-complex="IL"/>
    </style:style>
    <style:style style:name="T140" style:family="text">
      <style:text-properties fo:font-family="'Times New Roman (Hebrew)'" style:font-style-name="Regular" style:font-pitch="fixed" fo:font-size="12pt" fo:language="en" fo:country="US" officeooo:rsid="05b12e2f" style:font-size-asian="12pt" style:language-asian="en" style:country-asian="US" style:font-family-complex="'Times New Roman (Hebrew)'" style:font-style-name-complex="Regular" style:font-pitch-complex="variable" style:font-size-complex="12pt" style:language-complex="he" style:country-complex="IL" style:font-weight-complex="normal"/>
    </style:style>
    <style:style style:name="T141" style:family="text">
      <style:text-properties fo:font-family="'Times New Roman'" style:font-style-name="Regular" style:font-pitch="fixed" fo:font-size="12pt" fo:language="en" fo:country="US" officeooo:rsid="05a710bf" style:font-size-asian="12pt" style:language-asian="en" style:country-asian="US" style:font-family-complex="'Times New Roman'" style:font-style-name-complex="Regular" style:font-pitch-complex="variable" style:font-size-complex="12pt" style:language-complex="he" style:country-complex="IL"/>
    </style:style>
    <style:style style:name="T142" style:family="text">
      <style:text-properties officeooo:rsid="0604d8db"/>
    </style:style>
    <style:style style:name="T143" style:family="text">
      <style:text-properties fo:language="en" fo:country="US" officeooo:rsid="05f8e71a"/>
    </style:style>
    <style:style style:name="T144" style:family="text">
      <style:text-properties fo:language="en" fo:country="US" officeooo:rsid="06007ef7"/>
    </style:style>
    <style:style style:name="T145" style:family="text">
      <style:text-properties style:font-name="Monospace" officeooo:rsid="05fab760" style:font-size-asian="10.5pt" style:font-name-complex="David CLM1" style:font-weight-complex="normal"/>
    </style:style>
    <style:style style:name="T146" style:family="text">
      <style:text-properties fo:language="en" fo:country="US" fo:font-weight="bold" style:font-weight-asian="bold" style:font-weight-complex="bold"/>
    </style:style>
    <style:style style:name="T147" style:family="text">
      <style:text-properties fo:language="en" fo:country="US"/>
    </style:style>
    <style:style style:name="T148" style:family="text">
      <style:text-properties officeooo:rsid="060f2395"/>
    </style:style>
    <style:style style:name="T149" style:family="text">
      <style:text-properties style:font-name="Monospace" officeooo:rsid="05ef12cf" style:font-size-asian="10.5pt" style:font-name-complex="David CLM1" style:font-weight-complex="normal"/>
    </style:style>
    <style:style style:name="T150" style:family="text">
      <style:text-properties style:font-name="Monospace" style:font-size-asian="10.5pt" style:font-name-complex="David CLM1" style:font-weight-complex="normal"/>
    </style:style>
    <style:style style:name="T151" style:family="text">
      <style:text-properties style:font-name="Monospace" fo:font-weight="bold" style:font-size-asian="10.5pt" style:font-weight-asian="bold" style:font-name-complex="David CLM1" style:font-weight-complex="bold"/>
    </style:style>
    <style:style style:name="T152" style:family="text">
      <style:text-properties style:font-name="Monospace" fo:language="en" fo:country="US" fo:font-weight="bold" style:font-size-asian="10.5pt" style:font-weight-asian="bold" style:font-name-complex="David CLM1" style:font-weight-complex="bold"/>
    </style:style>
    <style:style style:name="T153" style:family="text">
      <style:text-properties style:font-name="Monospace" fo:language="en" fo:country="US" style:font-size-asian="10.5pt" style:font-name-complex="David CLM1" style:font-weight-complex="normal"/>
    </style:style>
    <style:style style:name="T154" style:family="text">
      <style:text-properties style:font-name="Monospace" officeooo:rsid="062fc1c9" style:font-size-asian="10.5pt" style:font-name-complex="David CLM1" style:font-weight-complex="normal"/>
    </style:style>
    <style:style style:name="T155" style:family="text">
      <style:text-properties style:font-name="Monospace" fo:font-weight="bold" officeooo:rsid="062fc1c9" style:font-size-asian="10.5pt" style:font-weight-asian="bold" style:font-name-complex="David CLM1" style:font-weight-complex="bold"/>
    </style:style>
    <style:style style:name="T156" style:family="text">
      <style:text-properties style:font-name="Monospace" officeooo:rsid="05f0cd0c" style:font-size-asian="10.5pt" style:font-name-complex="David CLM1" style:font-weight-complex="normal"/>
    </style:style>
    <style:style style:name="T157" style:family="text">
      <style:text-properties officeooo:rsid="05c8ef1f"/>
    </style:style>
    <style:style style:name="T158" style:family="text">
      <style:text-properties style:font-name="Monospace" officeooo:rsid="06316661" style:font-size-asian="10.5pt" style:font-name-complex="David CLM1" style:font-weight-complex="normal"/>
    </style:style>
    <style:style style:name="T159" style:family="text">
      <style:text-properties style:font-name="Monospace" fo:font-weight="normal" officeooo:rsid="062fc1c9" style:font-size-asian="10.5pt" style:font-weight-asian="normal" style:font-name-complex="David CLM1" style:font-weight-complex="normal"/>
    </style:style>
    <style:style style:name="T160" style:family="text">
      <style:text-properties style:font-name="Monospace" fo:font-weight="normal" officeooo:rsid="06316661" style:font-size-asian="10.5pt" style:font-weight-asian="normal" style:font-name-complex="David CLM1" style:font-weight-complex="normal"/>
    </style:style>
    <style:style style:name="T161" style:family="text">
      <style:text-properties style:font-name="Monospace" fo:font-size="12pt" fo:font-style="normal" fo:font-weight="normal" officeooo:rsid="05ed979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62" style:family="text">
      <style:text-properties officeooo:rsid="05ed9798"/>
    </style:style>
    <style:style style:name="T163" style:family="text">
      <style:text-properties style:font-name="Monospace" officeooo:rsid="05eeff6a" style:font-size-asian="10.5pt" style:font-name-complex="David CLM1" style:font-weight-complex="normal"/>
    </style:style>
    <style:style style:name="T164" style:family="text">
      <style:text-properties fo:font-style="italic" officeooo:rsid="05c8440b" style:font-style-asian="italic" style:font-style-complex="italic"/>
    </style:style>
    <style:style style:name="T165" style:family="text">
      <style:text-properties officeooo:rsid="05ef12cf"/>
    </style:style>
    <style:style style:name="T166" style:family="text">
      <style:text-properties officeooo:rsid="05f0cd0c"/>
    </style:style>
    <style:style style:name="T167" style:family="text">
      <style:text-properties officeooo:rsid="05c4120a"/>
    </style:style>
    <style:style style:name="T168" style:family="text">
      <style:text-properties officeooo:rsid="05db7b22"/>
    </style:style>
    <style:style style:name="T169" style:family="text">
      <style:text-properties officeooo:rsid="0615593d"/>
    </style:style>
    <style:style style:name="T170" style:family="text">
      <style:text-properties officeooo:rsid="0616b39f"/>
    </style:style>
    <style:style style:name="T171" style:family="text">
      <style:text-properties officeooo:rsid="05bff72a"/>
    </style:style>
    <style:style style:name="T172" style:family="text">
      <style:text-properties officeooo:rsid="05c2e3e8"/>
    </style:style>
    <style:style style:name="T173" style:family="text">
      <style:text-properties style:font-name="Monospace" officeooo:rsid="05707a8f" style:font-size-asian="10.5pt" style:font-name-complex="David CLM1" style:font-weight-complex="normal"/>
    </style:style>
    <style:style style:name="T174" style:family="text">
      <style:text-properties style:font-name="Monospace" officeooo:rsid="05bff72a" style:font-size-asian="10.5pt" style:font-name-complex="David CLM1" style:font-weight-complex="normal"/>
    </style:style>
    <style:style style:name="T175" style:family="text">
      <style:text-properties style:font-name="Monospace" officeooo:rsid="05dee598" style:font-size-asian="10.5pt" style:font-name-complex="David CLM1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6008in" fo:text-indent="-0.25in" fo:margin-left="0.600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8508in" fo:text-indent="-0.25in" fo:margin-left="0.850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.1008in" fo:text-indent="-0.25in" fo:margin-left="1.100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3508in" fo:text-indent="-0.25in" fo:margin-left="1.350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6008in" fo:text-indent="-0.25in" fo:margin-left="1.600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8508in" fo:text-indent="-0.25in" fo:margin-left="1.850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.1008in" fo:text-indent="-0.25in" fo:margin-left="2.100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3508in" fo:text-indent="-0.25in" fo:margin-left="2.350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6008in" fo:text-indent="-0.25in" fo:margin-left="2.600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8508in" fo:text-indent="-0.25in" fo:margin-left="2.8508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מטלה</text:span> <text:span text:style-name="T2">- אלגוריתמים </text:span><text:span text:style-name="T3">מגלי-אמת</text:span><text:span text:style-name="T2"> – </text:span><text:span text:style-name="T4">שאלות נוספות</text:span></text:h>
      <text:p text:style-name="P2">יש לענות על שאלה אחת לבחירתכם.</text:p>
      <text:p text:style-name="P2"/>
      <text:p text:style-name="P3"/>
      <text:p text:style-name="P4"><text:span text:style-name="T5">שאלה </text:span><text:span text:style-name="T6">3</text:span><text:span text:style-name="T5">:</text:span> <text:span text:style-name="T7">עידוד השתתפות</text:span></text:p>
      <text:p text:style-name="P5"><text:span text:style-name="T8">הגדרה</text:span><text:span text:style-name="T9">: אלגוריתם הוא </text:span><text:span text:style-name="T10">מעודד השתתפות </text:span><text:span text:style-name="T11">אם התועלת של כל שחקן המשתתף באלגוריתם היא לפחות 0 <text:line-break/>(אף אחד לא ניזוק מהשתתפות באלגוריתם).</text:span></text:p>
      <text:p text:style-name="P5"><text:span text:style-name="T11">נתונה בעיה כללית של החלטה בין אפשרויות שונות (כמו בעיית </text:span><text:span text:style-name="T9">"</text:span><text:span text:style-name="T12">בחירת המסעדה</text:span><text:span text:style-name="T9">"</text:span><text:span text:style-name="T11"> שהודגמה בשיעור).</text:span></text:p>
      <text:p text:style-name="P6">א. הוכיחו, שאם כל שחקן מייחס ערך לפחות אפס לכל אפשרות, אז <text:span text:style-name="T13">אלגוריתם VCG מעודד השתתפות.</text:span></text:p>
      <text:p text:style-name="P7"><text:span text:style-name="T14">* </text:span><text:span text:style-name="T15">ב</text:span><text:span text:style-name="T14">. </text:span><text:span text:style-name="T16">הוכיחו, שאם כל שחקן </text:span><text:span text:style-name="T17">i מייחס ערך לפחות אפס לאפשרות הנבחרת כשהוא לא </text:span><text:span text:style-name="T18">משפיע</text:span><text:span text:style-name="T17"> </text:span><text:span text:style-name="T19">(האפשרות </text:span><text:span text:style-name="T20">הממקסמת את סכום הערכים של </text:span><text:span text:style-name="T21">השחקנים </text:span><text:span text:style-name="T20">האחרים כאשר מתעלמים </text:span><text:span text:style-name="T22">משחקן i</text:span><text:span text:style-name="T21">), </text:span><text:span text:style-name="T23">אז </text:span><text:span text:style-name="T13">אלגוריתם VCG מעודד השתתפות.</text:span></text:p>
      <text:p text:style-name="P5"><text:span text:style-name="T15">ג</text:span>. <text:span text:style-name="T24">הוכיחו</text:span>, <text:span text:style-name="T25">שאם </text:span>התנאי <text:span text:style-name="T26">בסעיף </text:span><text:span text:style-name="T27">ב</text:span><text:span text:style-name="T26"> </text:span><text:span text:style-name="T24">אינו </text:span>מתקיים, אז אלגוריתם VCG אינו מעודד השתתפות.</text:p>
      <text:p text:style-name="P5"><text:span text:style-name="T28"/></text:p>
      <text:p text:style-name="P8">שאלה <text:span text:style-name="T29">4</text:span>: <text:span text:style-name="T30">מכרזי פירסום - איכות המודעה</text:span><text:span text:style-name="T31"> (הקורס של טים, תרגילים 32, 34)</text:span></text:p>
      <text:p text:style-name="P9">בשיעור הנחנו<text:span text:style-name="T32">,</text:span> <text:span text:style-name="T32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10"><text:span text:style-name="T33">א. </text:span>נניח <text:span text:style-name="T34">שלכל </text:span>מודעה <text:span text:style-name="T35">j</text:span> יש מקדם איכות <text:span text:style-name="T35">q</text:span><text:span text:style-name="T36">j</text:span><text:span text:style-name="T37">, <text:s/></text:span><text:span text:style-name="T38">והסתברות ההקלקה </text:span><text:span text:style-name="T39">כש</text:span><text:span text:style-name="T38">שמים אותה במקום </text:span><text:span text:style-name="T40">k</text:span><text:span text:style-name="T38"> היא:</text:span></text:p>
      <text:p text:style-name="P11"><text:span text:style-name="T38">r</text:span><text:span text:style-name="T41">j,</text:span><text:span text:style-name="T37">k</text:span><text:span text:style-name="T42"> </text:span><text:span text:style-name="T43"><text:s/>= </text:span><text:span text:style-name="T38">r</text:span><text:span text:style-name="T37">k</text:span><text:span text:style-name="T38">*q</text:span><text:span text:style-name="T37">j</text:span></text:p>
      <text:p text:style-name="P12"><text:span text:style-name="T38">תארו אלגוריתם המשבץ מודעות למיקומים וממקסם את סכום הערכים. </text:span><text:span text:style-name="T44">הוכיחו את נכונות האלגוריתם.</text:span></text:p>
      <text:p text:style-name="P13"><text:span text:style-name="T38">(</text:span><text:span text:style-name="T44">ש</text:span><text:span text:style-name="T38">ימו לב: עדיין לכל מפרסם </text:span><text:span text:style-name="T45">j יש ערך שונה לקליק – v</text:span><text:span text:style-name="T46">j</text:span><text:span text:style-name="T45">).</text:span></text:p>
      <text:p text:style-name="P14"><text:span text:style-name="T47">ב. </text:span><text:span text:style-name="T38">נניח שהסתברות ההקלקה של מודעה נתונה על-ידי פונקציה לא-ליניארית כלשהי:</text:span></text:p>
      <text:p text:style-name="P11"><text:span text:style-name="T38">r</text:span><text:span text:style-name="T41">j,</text:span><text:span text:style-name="T37">k</text:span><text:span text:style-name="T42"> </text:span><text:span text:style-name="T43"><text:s/>= </text:span><text:span text:style-name="T48">f(</text:span><text:span text:style-name="T38">r</text:span><text:span text:style-name="T37">k,</text:span><text:span text:style-name="T38">q</text:span><text:span text:style-name="T37">j</text:span><text:span text:style-name="T48">)</text:span></text:p>
      <text:p text:style-name="P14"><text:span text:style-name="T47">הראו דוגמה </text:span><text:span text:style-name="T38">לפונקציה </text:span><text:span text:style-name="T45">f כלשהי, </text:span><text:span text:style-name="T47">שבה </text:span><text:span text:style-name="T49">האלגוריתם </text:span><text:span text:style-name="T50">מסעיף א </text:span><text:span text:style-name="T49">לא עובד </text:span><text:span text:style-name="T47">(</text:span><text:span text:style-name="T49">לא מוצא שיבוץ הממקסם את סכום הערכים</text:span><text:span text:style-name="T47">).</text:span></text:p>
      <text:p text:style-name="P15"/>
      <text:p text:style-name="P8"/>
      <text:p text:style-name="P16">שאלה <text:span text:style-name="T51">1</text:span><text:span text:style-name="T52">:</text:span> <text:span text:style-name="T53">אלגוריתם </text:span><text:span text:style-name="T54">מגלה-אמת</text:span><text:span text:style-name="T53"> למציאת </text:span><text:span text:style-name="T55">השמה מקסימלית</text:span></text:p>
      <text:p text:style-name="P17"><text:span text:style-name="T56">נתונים n שחקנים ו־n חפצים </text:span><text:span text:style-name="T57">בדידים</text:span><text:span text:style-name="T56">. צריך לתת חפץ </text:span><text:span text:style-name="הבחנה"><text:span text:style-name="T58">אחד בדיוק</text:span></text:span><text:span text:style-name="T56"> לכל שחקן, כך שסכום הערכים יהיה גדול ביותר. </text:span><text:span text:style-name="T59">ה</text:span><text:span text:style-name="T56">אלגוריתם צריך להיות </text:span><text:span text:style-name="T60">מגלה אמת</text:span><text:span text:style-name="T56">.</text:span></text:p>
      <text:p text:style-name="P18"><text:soft-page-break/><text:span text:style-name="T61">א. הדגימו </text:span><text:span text:style-name="T62">את פעולת אלגוריתם VCG </text:span><text:span text:style-name="T63">על בעיית השמה עם שני אנשים ושני חפצים.</text:span></text:p>
      <text:p text:style-name="P19"><text:span text:style-name="T64">ב</text:span><text:span text:style-name="T65">. הדגימו </text:span><text:span text:style-name="T62">את פעולת אלגוריתם VCG </text:span><text:span text:style-name="T63">על בעיית השמה עם </text:span><text:span text:style-name="T66">שלושה</text:span><text:span text:style-name="T63"> אנשים ו</text:span><text:span text:style-name="T66">שלושה </text:span><text:span text:style-name="T63">חפצים.</text:span></text:p>
      <text:p text:style-name="P20"><text:span text:style-name="T63">ג. </text:span><text:span text:style-name="T67">כתבו קוד בפייתון, הפותר את הבעיה באופן כללי.</text:span></text:p>
      <text:p text:style-name="P21"/>
      <text:p text:style-name="P22">שאלה<text:span text:style-name="T68">: וריאציות על מכרז ויקרי </text:span><text:span text:style-name="T69">(הקורס של טים, שאל</text:span><text:span text:style-name="T70">ות 27, 29</text:span><text:span text:style-name="T69">)</text:span></text:p>
      <text:p text:style-name="P23"><text:span text:style-name="T71">א. </text:span><text:span text:style-name="T72">ויקי המציאה מכרז חדש</text:span><text:span text:style-name="T73"> למכירת חפץ יחיד</text:span><text:span text:style-name="T72">: </text:span><text:span text:style-name="T73">מי שההכרזה שלו גבוהה ביותר זוכה בחפץ</text:span><text:span text:style-name="T72">, ומשלם את המחיר </text:span><text:span text:style-name="T74">השלישי</text:span><text:span text:style-name="T75"> (במקום המחיר השני במכרז ויקרי)</text:span><text:span text:style-name="T72">. האם המכרז של ויקי </text:span><text:span text:style-name="T76">מגלה-אמת</text:span><text:span text:style-name="T72">? </text:span><text:span text:style-name="T77">הוכיחו.</text:span></text:p>
      <text:p text:style-name="P24">ב. <text:span text:style-name="T78">כדי לגייס כסף לשיפוץ הבית, החלטתם למכור את אוסף העטים הנדירים שלכם. באוסף יש 10 עטים זהים. <text:s text:c="2"/>ישנם 20 אנשים המעוניינים להשתתף במכרז. כל אחד מעוניין בעט אחד לכל היותר. תארו מכרז </text:span><text:span text:style-name="T76">מגלה-אמת</text:span><text:span text:style-name="T78"> ויעיל פארטו למכירת העטים.</text:span></text:p>
      <text:p text:style-name="P25"><text:span text:style-name="T79">ג</text:span><text:span text:style-name="T80">. </text:span><text:span text:style-name="T81">למדנו שמכרז "מחיר ראשון" </text:span><text:span text:style-name="T82">אינו מגלה-אמת</text:span><text:span text:style-name="T81">, ומכרז "מחיר שני" </text:span><text:span text:style-name="T82">מגלה-אמת</text:span><text:span text:style-name="T81">. האם מכרז "מחיר שלישי" </text:span><text:span text:style-name="T83">מגלה-אמת</text:span><text:span text:style-name="T81">? מה לגבי "מחיר רביעי", "מחיר חמישי" וכו'?</text:span></text:p>
      <text:p text:style-name="P26"/>
      <text:p text:style-name="P27"><text:span text:style-name="T5">שאלה</text:span><text:span text:style-name="T84"> </text:span><text:span text:style-name="T85">3</text:span><text:span text:style-name="T5">: </text:span><text:span text:style-name="T85">מכרז פירסום סדרתי</text:span></text:p>
      <text:p text:style-name="P28">נניח שאנחנו מבצעים מכרז פירסום על k משבצות-פירסום, בעזרת האלגוריתם הבא:</text:p>
      <text:list text:style-name="L1">
        <text:list-item>
          <text:p text:style-name="P29">לכל i בין 1 ל-k:</text:p>
          <text:list>
            <text:list-item>
              <text:p text:style-name="P30"><text:span text:style-name="T86">בצע מכרז ויקרי על </text:span><text:span text:style-name="T87">משבצת i, בין כל המפרסמים שעדיין לא זכו.</text:span></text:p>
            </text:list-item>
          </text:list>
        </text:list-item>
      </text:list>
      <text:p text:style-name="P28"/>
      <text:p text:style-name="P28">הראו <text:span text:style-name="T88">שהאלגוריתם אינו </text:span>מגלה-אמת עבור k &gt;= 2.</text:p>
      <text:p text:style-name="P31"/>
      <text:p text:style-name="P32">שאלה: <text:span text:style-name="T30">מכרז מחיר שני מוכלל</text:span></text:p>
      <text:p text:style-name="P33"><text:span text:style-name="T35">מכרז מחיר שני מוכלל <text:s/></text:span>(Generalized Second Price Auction, GSP) הומצא ע"י גוגל, והוא מתנהל באופן הבא:</text:p>
      <text:list text:style-name="L2">
        <text:list-item>
          <text:p text:style-name="P34">כל מפרסם מכריז על הערך של קליק בעיניו;</text:p>
        </text:list-item>
        <text:list-item>
          <text:p text:style-name="P34">המפרסם שהכריז את הערך הגבוה ביותר זוכה במקום הראשון ומשלם את המחיר השני;</text:p>
        </text:list-item>
        <text:list-item>
          <text:p text:style-name="P34">המפרסם שהכריז את הערך השני זוכה במקום השני ומשלם את המחיר השלישי;</text:p>
        </text:list-item>
        <text:list-item>
          <text:p text:style-name="P34">וכו'…</text:p>
        </text:list-item>
      </text:list>
      <text:p text:style-name="P33">א. <text:span text:style-name="T89">הוכיחו, שכאשר ישנם שני מקומות או יותר, מכרז GSP אינו מגלה-אמת.</text:span></text:p>
      <text:p text:style-name="P35"><text:span text:style-name="T90">ב</text:span>. הוכיחו <text:span text:style-name="T89">שהתשלומים במכרז GSP תמיד גבוהים לפחות כמו התשלומים במכרז VCG. </text:span></text:p>
      <text:p text:style-name="P36"/>
      <text:p text:style-name="P37"/>
      <text:p text:style-name="P38">שאלה: <text:span text:style-name="T30">מכרזי פירסום - איכות המודעה</text:span><text:span text:style-name="T31"> (הקורס של טים, תרגילים 32, 34)</text:span></text:p>
      <text:p text:style-name="P39">בשיעור הנחנו<text:span text:style-name="T32">,</text:span> <text:span text:style-name="T32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40"><text:span text:style-name="T33">א. </text:span>נניח <text:span text:style-name="T34">שלכל </text:span>מודעה <text:span text:style-name="T35">j</text:span> יש מקדם איכות <text:span text:style-name="T35">q</text:span><text:span text:style-name="T36">j</text:span><text:span text:style-name="T37">, <text:s/></text:span><text:span text:style-name="T38">והסתברות ההקלקה </text:span><text:span text:style-name="T39">כש</text:span><text:span text:style-name="T38">שמים אותה במקום </text:span><text:span text:style-name="T40">k</text:span><text:span text:style-name="T38"> היא:</text:span></text:p>
      <text:p text:style-name="P41"><text:soft-page-break/><text:span text:style-name="T38">r</text:span><text:span text:style-name="T41">j,</text:span><text:span text:style-name="T37">k</text:span><text:span text:style-name="T42"> </text:span><text:span text:style-name="T43"><text:s/>= </text:span><text:span text:style-name="T38">r</text:span><text:span text:style-name="T37">k</text:span><text:span text:style-name="T38">*q</text:span><text:span text:style-name="T37">j</text:span></text:p>
      <text:p text:style-name="P42">תארו אלגוריתם המשבץ מודעות למיקומים וממקסם את סכום הערכים. <text:span text:style-name="T91">הוכיחו את נכונות האלגוריתם.</text:span></text:p>
      <text:p text:style-name="P40"><text:span text:style-name="T33">ב. נניח שלכל מודעה </text:span><text:span text:style-name="T92">j</text:span><text:span text:style-name="T33"> ומיקום </text:span><text:span text:style-name="T92">k</text:span><text:span text:style-name="T33"> יש הסתברות הקלקה כללית (לא דווקא ליניארית): <text:s text:c="5"/></text:span><text:span text:style-name="T40">r</text:span><text:span text:style-name="T93">j,</text:span><text:span text:style-name="T36">k</text:span></text:p>
      <text:p text:style-name="P43"><text:span text:style-name="T47">הראו דוגמה שבה </text:span><text:span text:style-name="T49">האלגוריתם </text:span><text:span text:style-name="T50">מסעיף א </text:span><text:span text:style-name="T49">לא עובד </text:span><text:span text:style-name="T47">(</text:span><text:span text:style-name="T49">לא מוצא שיבוץ הממקסם את סכום הערכים</text:span><text:span text:style-name="T47">).</text:span></text:p>
      <text:p text:style-name="P44">שאלה: חשיפת מידע</text:p>
      <text:p text:style-name="P45"><text:span text:style-name="T94">מצאתם בעליית-הגג שלכם שרשרת אבני-חן ישנה, </text:span>ואתם מאד רוצים לדעת מה השווי שלה. השכן שלכם הוא מומחה <text:span text:style-name="T94">לאבני-חן </text:span>ויודע בדיוק מהו <text:span text:style-name="T94">שווי השרשרת</text:span>, אבל הוא לא רוצה להגיד לכם. הציעו מנגנון שיגרום לשכן שלכם לגלות לכם<text:span text:style-name="T95">, מרצונו החופשי,</text:span> את שווי<text:span text:style-name="T96">ה</text:span> <text:span text:style-name="T97">האמיתי של השרשרת</text:span>.<text:span text:style-name="T98"> <text:s/></text:span><text:span text:style-name="T99">רמז</text:span><text:span text:style-name="T98">: קיראו כאן: https://www.econ2.uni-bonn.de/pdf/papers/goethes_second.pdf</text:span></text:p>
      <text:p text:style-name="P46">שאלה: <text:span text:style-name="T100">אלגוריתם מגלה-אמת להקצאת </text:span><text:span text:style-name="T101">זמן חישוב</text:span></text:p>
      <text:p text:style-name="P47">כמה אנשים מעוניינים להריץ תהליכים על <text:span text:style-name="T102">מחשב-על</text:span>. לכל אדם יש תהליך אחד. לכל תהליך יש זמן ריצה שונה. <text:span text:style-name="T103">מחשב-העל </text:span>יכול להריץ תהליך אחד בכל פעם. <text:span text:style-name="T104">המחשב </text:span>פעיל במשך זמן מסויים (נניח 10 שעות) אבל זמן-הריצה הכולל של כל התהליכים הוא גדול יותר, כך שלא כל התהליכים יוכלו לרוץ. מנהל המערכת רוצה לתזמן את התהליכים <text:span text:style-name="T105">(באופן סדרתי) </text:span>כך שמספר התהליכים הכולל יהיה הגדול ביותר.</text:p>
      <text:p text:style-name="P48">כל אדם יודע מה זמן-הריצה של התהליך שלו (כמה דקות הוא צריך), אבל מנהל-המערכת אינו יודע את זמני הריצה של התהליכים. עיזרו למנהל-המערכת לפתח אלגוריתם <text:span text:style-name="T106">מגלה-אמת</text:span><text:span text:style-name="T107">, שיגרום לכל אדם להצהיר על הזמן האמיתי של התהליך שלו, ויריץ את המספר הגדול ביותר של תהליכים במסגרת הזמן הקצוב.</text:span></text:p>
      <text:p text:style-name="P49">להרחבה (לא חובה לצורך פתרון המטלה): </text:p>
      <text:list text:style-name="L3">
        <text:list-item>
          <text:p text:style-name="P50"><text:span text:style-name="T108">U Feige, M Tennenholtz (2011): "</text:span><text:a xlink:type="simple" xlink:href="https://dl.acm.org/citation.cfm?id=1993709" text:style-name="Internet_20_link" text:visited-style-name="Visited_20_Internet_20_Link"><text:span text:style-name="T109">Mechanism design with uncertain inputs</text:span></text:a><text:span text:style-name="T108"> </text:span><text:a xlink:type="simple" xlink:href="https://dl.acm.org/citation.cfm?id=1993709" text:style-name="Internet_20_link" text:visited-style-name="Visited_20_Internet_20_Link"><text:span text:style-name="T109">(to err is human, to forgive divine)‏</text:span></text:a><text:span text:style-name="T108">"</text:span><text:a xlink:type="simple" xlink:href="http://www.wisdom.weizmann.ac.il/~feige/mypapers/FairShareFeb2014.pdf" text:style-name="Internet_20_link" text:visited-style-name="Visited_20_Internet_20_Link"><text:span text:style-name="T109">‏</text:span></text:a><text:span text:style-name="T108"> (2014): "</text:span><text:a xlink:type="simple" xlink:href="http://www.wisdom.weizmann.ac.il/~feige/mypapers/FairShareFeb2014.pdf" text:style-name="Internet_20_link" text:visited-style-name="Visited_20_Internet_20_Link"><text:span text:style-name="T109">On fair division of a homogeneous good"</text:span></text:a></text:p>
        </text:list-item>
      </text:list>
      <text:p text:style-name="P51"/>
      <text:p text:style-name="P52"/>
      <text:p text:style-name="P53">שאלה: בעיית תחנת המוניות עם נהגים אסטרטגיים</text:p>
      <text:p text:style-name="P54">בתחנת מוניות עובדים שלושה נהגים. כל נהג נמצא עכשיו במקום אחר. התחנה מקבלת בו-זמנית שלוש פניות מנוסעים הנמצאים במקומות שונים. התחנה צריכה להחליט איזה נהג לשלוח לאיזה נוסע. הנתונים:</text:p>
      <text:list text:style-name="L4">
        <text:list-item>
          <text:p text:style-name="P55">המרחק בין נהג i לבין נוסע j הוא: d[i,j] (ק"מ). </text:p>
        </text:list-item>
        <text:list-item>
          <text:p text:style-name="P56"><text:span text:style-name="T110">התחנה לא יודעת איפה נמצא כל נהג, ולכן לא יודעת את d[i,j]. <text:s/></text:span><text:span text:style-name="T111">הערך הזה ידוע רק לנהג i.</text:span></text:p>
        </text:list-item>
        <text:list-item>
          <text:p text:style-name="P55">מחיר של דלק לקילומטר הוא p (ש"ח).</text:p>
        </text:list-item>
      </text:list>
      <text:p text:style-name="P57"><text:span text:style-name="T112">א. </text:span>תארו <text:span text:style-name="T112">מכרז </text:span>להתאמת נוסעים לנהגים, עם התכונות הבאות:</text:p>
      <text:list text:style-name="L5">
        <text:list-item>
          <text:p text:style-name="P58"><text:span text:style-name="T76">מגלה-אמת</text:span><text:span text:style-name="T113"> - </text:span>לכל נהג i כדאי לדווח את המרחק האמיתי בינו לבין כל נוסע (d[i,j] לכל j).</text:p>
        </text:list-item>
        <text:list-item>
          <text:p text:style-name="P59"><text:span text:style-name="T113">יעיל <text:s text:c="2"/>- המכרז</text:span> מוצא את ההשמה הזולה ביותר של נהגים לנוסעים.</text:p>
        </text:list-item>
      </text:list>
      <text:p text:style-name="P57"><text:soft-page-break/><text:span text:style-name="T114">ב. </text:span><text:span text:style-name="T115">הדגימו את פעולת </text:span><text:span text:style-name="T116">המכרז</text:span><text:span text:style-name="T115">: הסבירו מה מדווחים הנהגים, איזו השמה מחשב האלגוריתם, וכמה כל אחד משלם/מקבל.</text:span></text:p>
      <text:p text:style-name="P60"/>
      <text:p text:style-name="P61">שאלה: <text:span text:style-name="T117">הפיכת אלגוריתם למכרז</text:span></text:p>
      <text:p text:style-name="P62">מיצאו אלגוריתם נוסף שאתם מכירים<text:span text:style-name="T118">, שונה מהאלגוריתמים שנלמדו בכיתה</text:span>, שאפשר להפוך אותו <text:span text:style-name="T119">למכרז</text:span>. תארו <text:span text:style-name="T120">בפירוט </text:span>את הקלט <text:span text:style-name="T121">למכרז</text:span>, את הערכים של המשתתפים, את כלל-הבחירה ואת כלל-התשלום.</text:p>
      <text:p text:style-name="P63">שאלה: כיסוי-בצמתים עם משקל מינימלי</text:p>
      <text:p text:style-name="P64"><text:a xlink:type="simple" xlink:href="https://github.com/SleekPanther/minimum-weighted-vertex-cover-approximation-algorithm/blob/master/README.md#references" text:style-name="Internet_20_link" text:visited-style-name="Visited_20_Internet_20_Link">https://github.com/SleekPanther/minimum-weighted-vertex-cover-approximation-algorithm/blob/master/README.md#references</text:a></text:p>
      <text:p text:style-name="P64"/>
      <text:p text:style-name="P63"/>
      <text:p text:style-name="P65"><text:span text:style-name="T122">שאלה</text:span><text:span text:style-name="T68">: אלגוריתמים </text:span><text:span text:style-name="T123">מגלי-אמת</text:span><text:span text:style-name="T68"> </text:span><text:span text:style-name="T123">ללא כסף</text:span></text:p>
      <text:p text:style-name="P66">נתונה בעייה של חלוקת משאבים רציפים, <text:span text:style-name="T124">ללא כסף.</text:span></text:p>
      <text:p text:style-name="P67"><text:span text:style-name="T81">א</text:span>. הוכיחו שאלגוריתם "חתוך ובחר" אינו מגלה-אמת.</text:p>
      <text:p text:style-name="P68"><text:span text:style-name="T81">ב</text:span><text:span text:style-name="T125">. הציעו אלגוריתם </text:span><text:span text:style-name="T89">חלוקה </text:span><text:span text:style-name="T126">מגלה-אמת</text:span><text:span text:style-name="T125"> ויעיל פארטו.</text:span></text:p>
      <text:p text:style-name="P66"><text:span text:style-name="T81">ג</text:span>. הציעו אלגוריתם <text:span text:style-name="T89">חלוקה </text:span><text:span text:style-name="T126">מגלה-אמת</text:span> וללא-קנאה.</text:p>
      <text:p text:style-name="P69"/>
      <text:p text:style-name="P70">שאלה<text:span text:style-name="T52">:</text:span> <text:s/>עיצוב דף פירסום</text:p>
      <text:p text:style-name="P71">בדף-אינטרנט <text:span text:style-name="T127">מסויים אפשר </text:span>אפשר לשים <text:span text:style-name="T128">או </text:span>פירסומת אחת ארוכה, <text:span text:style-name="T128">או </text:span><text:span text:style-name="T127">שתי פרסומות קצרות.</text:span></text:p>
      <text:p text:style-name="P71">ישנם מספר מפרסמים המתחרים על מקום בדף. ההעדפות של כל מפרסם מיוצגות ע"י המחלקה:</text:p>
      <text:p text:style-name="P72">class Advertiser:</text:p>
      <text:p text:style-name="P72"><text:tab/>longvalue <text:span text:style-name="T129">= ...</text:span></text:p>
      <text:p text:style-name="P72"><text:s text:c="9"/><text:span text:style-name="T130"># </text:span>כמה המפרסם מרויח (בשקלים) אם פרסומת ארוכה שלו מופיעה בדף</text:p>
      <text:p text:style-name="P72"><text:tab/>shortvalue <text:span text:style-name="T129">= ...</text:span></text:p>
      <text:p text:style-name="P72"><text:s text:c="9"/><text:span text:style-name="T130">#</text:span> כמה המפרסם מרויח (בשקלים) אם פרסומת קצרה שלו מופיעה בדף</text:p>
      <text:p text:style-name="P72"/>
      <text:p text:style-name="P71">מפרסם שאינו מופיע בדף מרויח 0 שקלים. מנהלי האתר רוצים שהמפרסמים יהיו מרוצים - המטרה שלהם היא <text:span text:style-name="T107">למקסם את סכום רווחי המפרסמים</text:span>. עיזרו <text:span text:style-name="T131">להם </text:span>להחליט איזה פירסומות לשים באתר!</text:p>
      <text:p text:style-name="P73">א. כיתבו אלגוריתם, בעברית או בפסאודו-קוד, <text:span text:style-name="T107">המקבל כקלט את רשימת המפרסמים, ומחזיר כפלט:</text:span></text:p>
      <text:list text:style-name="WWNum2">
        <text:list-item>
          <text:p text:style-name="P74">כמה פירסומות יהיו בעמוד (אחת או שתיים);</text:p>
        </text:list-item>
        <text:list-item>
          <text:p text:style-name="P74">איזה מפרסם/מפרסמים יופיעו בעמוד.</text:p>
        </text:list-item>
      </text:list>
      <text:p text:style-name="P73"><text:span text:style-name="T107">ב. </text:span><text:span text:style-name="T132">תכננו מכרז </text:span><text:span text:style-name="T107">הממקסם את סכום רווחי המפרסמים, וגם מעודד כל מפרסם לחשוף את הערכים <text:line-break/>longvalue, shortvalue <text:s/></text:span><text:span text:style-name="T133">האמיתיים <text:s/></text:span><text:span text:style-name="T107">שלו. <text:s text:c="2"/>המנגנון מקבל כקלט את רשימת המפרסמים, </text:span><text:soft-page-break/><text:span text:style-name="T107">ומחזיר כפלט: כמה פירסומות יהיו בעמוד, איזה מפרסם/מפרסמים יופיעו בעמוד, ואיזה מחיר ישלם/ישלמו המפרסם/מפרסמים למנהל האתר (בשקלים).</text:span></text:p>
      <text:p text:style-name="P73"><text:span text:style-name="T134">הערה</text:span><text:span text:style-name="T107">: אם מפרסם מסויים מופיע בדף ומשלם מחיר, התועלת שלו היא הרווח מהפירסום פחות המחיר.</text:span></text:p>
      <text:p text:style-name="P71">ג. הדגימו את פעולת <text:span text:style-name="T135">המכרז </text:span>שכתבתם על הקלט הבא, ובו ארבעה מפרסמים:</text:p>
      <text:p text:style-name="P75">ad[0].longvalue=10; <text:s/>ad[0].shortvalue=8;</text:p>
      <text:p text:style-name="P75">ad[1].longvalue=9; <text:s text:c="2"/>ad[1].shortvalue=1;</text:p>
      <text:p text:style-name="P75">ad[2].longvalue=8; <text:s text:c="2"/>ad[2].shortvalue=4;</text:p>
      <text:p text:style-name="P75">ad[3].longvalue=7; <text:s text:c="2"/>ad[3].shortvalue=3;</text:p>
      <text:p text:style-name="P76"/>
      <text:p text:style-name="P77">שאלה. <text:s/>סלילת רשת-כבישים</text:p>
      <text:p text:style-name="P78"><text:span text:style-name="T136">במדינה מסויימת יש </text:span><text:span text:style-name="T137">n</text:span><text:span text:style-name="T136"> ערים. הממשלה רוצה לחבר בין כל הערים ע"י </text:span><text:span text:style-name="T137">n</text:span><text:span text:style-name="T138">-1</text:span><text:span text:style-name="T136"> כבישים.</text:span></text:p>
      <text:p text:style-name="P78"><text:span text:style-name="T136">לכל זוג ערים </text:span><text:span text:style-name="T137">i,j</text:span><text:span text:style-name="T136">, יש קבלן שיכול לסלול את הכביש בין עיר </text:span><text:span text:style-name="T137">i</text:span><text:span text:style-name="T136"> לעיר </text:span><text:span text:style-name="T137">j</text:span><text:span text:style-name="T136">. כל הקבלנים שונים (כלומר מספר הקבלנים הוא </text:span><text:span text:style-name="T137">n(n-1)/2</text:span><text:span text:style-name="T136">). <text:s/>העלות של קבלן </text:span><text:span text:style-name="T137">i,j</text:span><text:span text:style-name="T136"> לסלילת הכביש היא </text:span><text:span text:style-name="T137">c[i,j]</text:span><text:span text:style-name="T136"> והיא ידועה רק לקבלן.</text:span></text:p>
      <text:p text:style-name="P78"><text:span text:style-name="T136">הממשלה מעוניינת לסלול </text:span><text:span text:style-name="T137">n</text:span><text:span text:style-name="T138">-1</text:span><text:span text:style-name="T136"> <text:s/>כבישים, כך שהעלות הכוללת של סלילת הרשת (סכום העלויות של </text:span><text:span text:style-name="T137">n</text:span><text:span text:style-name="T138">-1</text:span><text:span text:style-name="T136"> הקבלנים הנבחרים) היא קטנה ביותר.</text:span></text:p>
      <text:p text:style-name="P78"><text:span text:style-name="T136">א [</text:span><text:span text:style-name="T138">10</text:span><text:span text:style-name="T136"> נק']. תארו </text:span><text:span text:style-name="T139">מכרז </text:span><text:span text:style-name="T140">מגלה-אמת</text:span><text:span text:style-name="T136"> המאפשר לממשלה למצוא את הרשת בעלת העלות הקטנה ביותר.</text:span></text:p>
      <text:p text:style-name="P78"><text:span text:style-name="T136">ב [</text:span><text:span text:style-name="T138">10</text:span><text:span text:style-name="T136"> נק']. הדגימו בפירוט את פעולת </text:span><text:span text:style-name="T139">המכרז</text:span><text:span text:style-name="T136"> עבור </text:span><text:span text:style-name="T137">n</text:span><text:span text:style-name="T138">=</text:span><text:span text:style-name="T141">4</text:span><text:span text:style-name="T136"> ערים.</text:span></text:p>
      <text:p text:style-name="P79"/>
      <text:p text:style-name="P80">* שאלה <text:span text:style-name="T142">1</text:span><text:span text:style-name="T52">:</text:span> <text:span text:style-name="T53">תיכנות – אלגוריתם </text:span><text:span text:style-name="T143">VCG כללי</text:span></text:p>
      <text:p text:style-name="P81"><text:span text:style-name="T144">א. </text:span><text:span text:style-name="T53">כיתבו פונקציה בפייתון, המקבלת </text:span><text:span text:style-name="T145">אוסף של תוצאות אפשריות, והערכים שכל שחקן מייחס לכל תוצאה, ומריצה את אלגוריתם VCG. <text:s/>הפונקציה משתמשת במחלקה הבאה:</text:span></text:p>
      <text:p text:style-name="P82">class Agent:</text:p>
      <text:p text:style-name="P82"><text:tab/>def value(option:int)-&gt;float:...</text:p>
      <text:p text:style-name="P82"><text:tab/><text:tab/>// מחזירה את הערך של השחקן הנוכחי לאפשרות המועברת כקלט</text:p>
      <text:p text:style-name="P83">כותרת הפונקציה:</text:p>
      <text:p text:style-name="P84">def vcg(agents: List[Agent], num_options:int)</text:p>
      <text:p text:style-name="P83">פלט לדוגמה:</text:p>
      <text:p text:style-name="P84">The chosen option is 4. </text:p>
      <text:p text:style-name="P84">Agent #0 pays 5.</text:p>
      <text:p text:style-name="P84">Agent #1 pays -4.</text:p>
      <text:p text:style-name="P85">ב. כתבו בדיקות-יחידה לפונקציה שלכם בעזרת <text:span text:style-name="T146">doctest</text:span><text:span text:style-name="T147">.</text:span></text:p>
      <text:p text:style-name="P86"><text:soft-page-break/></text:p>
      <text:p text:style-name="P87"><text:span text:style-name="T11">שאלה </text:span><text:span text:style-name="T148">3</text:span><text:span text:style-name="T11">: </text:span><text:span text:style-name="T28">איזון תקציבי</text:span></text:p>
      <text:p text:style-name="P88"><text:span text:style-name="T149">ה</text:span><text:span text:style-name="T150">גדרה: אלגוריתם נקרא </text:span><text:span text:style-name="T151">מאוזן תקציבית (</text:span><text:span text:style-name="T152">budget balanced)</text:span><text:span text:style-name="T153"> אם סכום התשלומים הוא אפס – כל התשלומים עוברים בין השחקנים לבין עצמם. “המכרז השווה" הוא מאוזן תקציבית, אבל מכרז ויקרי אינו מאוזן תקציבית.</text:span></text:p>
      <text:p text:style-name="P89"><text:span text:style-name="T149">א</text:span><text:span text:style-name="T80">. </text:span><text:span text:style-name="T154">ניתן להפוך את “מכרז ויקרי” למאוזן תקציבית ע”י חלוקת הסכום, שמשלם הזוכה, שווה בשווה בין השחקנים. הוכיחו, שהאלגוריתם המתקבל </text:span><text:span text:style-name="T155">אינו </text:span><text:span text:style-name="T154">מגלה אמת</text:span><text:span text:style-name="T82">.</text:span></text:p>
      <text:p text:style-name="P89"><text:span text:style-name="T156">* ב</text:span><text:span text:style-name="T157">. </text:span><text:span text:style-name="T154">הוכיחו, שלא קיים אלגוריתם לחלוקת חפץ אחד בין שני שחקנים, </text:span><text:span text:style-name="T158">שהוא גם</text:span><text:span text:style-name="T154"> </text:span><text:span text:style-name="T155">יעיל-פארטו</text:span><text:span text:style-name="T154">, </text:span><text:span text:style-name="T158">גם </text:span><text:span text:style-name="T155">מאוזן תקציבית</text:span><text:span text:style-name="T154">, </text:span><text:span text:style-name="T159">ו</text:span><text:span text:style-name="T160">גם </text:span><text:span text:style-name="T155">מגלה אמת</text:span><text:span text:style-name="T154">.</text:span></text:p>
      <text:p text:style-name="P90"/>
      <text:p text:style-name="P91"/>
      <text:p text:style-name="P92"/>
      <text:p text:style-name="P93"><text:span text:style-name="T11">שאלה: </text:span><text:span text:style-name="T161">מכרזים לא-מגלי-אמת</text:span></text:p>
      <text:p text:style-name="P94"><text:span text:style-name="T162">בהרצאה, מפאת אילוצי זמן, אנחנו לומדים רק את התשובה ה"נכונה" לכל בעיה, ולא את כל התשובות ה"לא נכונות" שאנשים מצאו בדרך. </text:span><text:span text:style-name="T163">מטרת השאלה הנוכחית היא לבדוק כמה תשובות "לא נכונות".</text:span></text:p>
      <text:p text:style-name="P94"><text:span text:style-name="T149">א</text:span><text:span text:style-name="T80">. </text:span><text:span text:style-name="T81">הצעד הראשון במכרז VCG הוא מציאת האפשרות הממקסמת את </text:span><text:span text:style-name="T164">סכום </text:span><text:span text:style-name="T81">ערכי המשתתפים. </text:span><text:span text:style-name="T165">הראו, שאם </text:span><text:span text:style-name="T149">במקום זה </text:span><text:span text:style-name="T81">מוצאים את האפשרות הממקסמת את </text:span><text:span text:style-name="T164">מכפלת </text:span><text:span text:style-name="T81">ערכי המשתתפים – המכרז </text:span><text:span text:style-name="T149">אינו </text:span><text:span text:style-name="T82">מגלה-אמת.</text:span></text:p>
      <text:p text:style-name="P94"><text:span text:style-name="T156">ב</text:span><text:span text:style-name="T157">. במכרז VCG, </text:span><text:span text:style-name="T156">תשלומי השחקנים נמסרים למנהל-המכרז. הראו, שאם תשלומי השחקנים מחולקים </text:span><text:span text:style-name="T157">שווה בשווה בין המשתתפים – המכרז </text:span><text:span text:style-name="T166">אינו </text:span><text:span text:style-name="T82">מגלה-אמת.</text:span></text:p>
      <text:p text:style-name="P94"><text:span text:style-name="T82"/></text:p>
      <text:p text:style-name="P95">שאלה<text:span text:style-name="T84"> 5</text:span>: <text:span text:style-name="T167">אלגוריתם </text:span><text:span text:style-name="T168">מגלה-אמת </text:span><text:span text:style-name="T167">להקצאת מעונות לסטודנטים</text:span></text:p>
      <text:p text:style-name="P96">משרד המעונות של האוניברסיטה מקצה מעונות לסטודנטים בעזרת האלגוריתם הבא:</text:p>
      <text:list text:style-name="L6">
        <text:list-item>
          <text:p text:style-name="P97">כל סטודנט רושם, <text:span text:style-name="T169">מבין כל סוגי המעונות הקיימים, את </text:span>שלושת <text:span text:style-name="T169">ה</text:span>סוגי<text:span text:style-name="T169">ם</text:span> שהוא הכי רוצה, לפי הסדר <text:span text:style-name="T170">(עדיפות ראשונה – עדיפות שניה – עדיפות שלישית)</text:span>.</text:p>
        </text:list-item>
        <text:list-item>
          <text:p text:style-name="P97">המשרד מסדר את הסטודנטים לפי סדר עדיפות כלשהו (ותק, ציונים וכד').</text:p>
        </text:list-item>
        <text:list-item>
          <text:p text:style-name="P98">המשרד עובר על הסטודנטים לפי הסדר, ונותן לכל סטודנט את החדר הכי גבוה בדירוג שלו שעדיין זמין. אם כל השלושה לא זמינים, הסטודנט מקבל חדר זמין כלשהו באקראי.</text:p>
        </text:list-item>
      </text:list>
      <text:p text:style-name="P96">א. הוכיחו <text:span text:style-name="T171">שהאלגוריתם </text:span>אינו מגלה-אמת.</text:p>
      <text:p text:style-name="P96">ב. הוכיחו, שגם אם כל הסטודנטים מדווחים את ההעדפות האמיתיות שלהם, <text:span text:style-name="T172">האלגוריתם</text:span> אינו יעיל פארטו.</text:p>
      <text:p text:style-name="P99"><text:span text:style-name="T173">ג. הציעו שיפור קטן </text:span><text:span text:style-name="T174">לאלגוריתם</text:span><text:span text:style-name="T173">, שיהפוך אותו </text:span><text:span text:style-name="T175">ל</text:span><text:span text:style-name="T82">מגלה-אמת</text:span><text:span text:style-name="T173"> וגם יעיל פארטו.</text:span></text:p>
      <text:p text:style-name="P100"/>
      <text:p text:style-name="P101"/>
      <text:p text:style-name="P102"/>
      <text:p text:style-name="P10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adornments="Regular" style:font-pitch="fixed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achlieli CLM3" svg:font-family="'Nachlieli CLM'" style:font-adornments="Regular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1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1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1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1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1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1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1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1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1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loext:num-list-format="%1%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loext:num-list-format="%2%◦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loext:num-list-format="%3%▪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loext:num-list-format="%4%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loext:num-list-format="%5%◦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loext:num-list-format="%6%▪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loext:num-list-format="%7%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loext:num-list-format="%8%◦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loext:num-list-format="%9%▪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7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2.2.2$Windows_X86_64 LibreOffice_project/7370d4be9e3cf6031a51beef54ff3bda878e3fac</meta:generator>
    <dc:date>2025-05-11T17:58:46.577335200</dc:date>
    <meta:editing-duration>P11DT21H22M46S</meta:editing-duration>
    <meta:editing-cycles>1304</meta:editing-cycles>
    <meta:document-statistic meta:table-count="0" meta:image-count="0" meta:object-count="0" meta:page-count="7" meta:paragraph-count="126" meta:word-count="1657" meta:character-count="9739" meta:non-whitespace-character-count="8156"/>
  </office:meta>
</office:document-meta>
</file>